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0.5244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3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3217in"/>
    </style:style>
    <style:style style:name="co12" style:family="table-column">
      <style:table-column-properties fo:break-before="auto" style:column-width="1.2453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1.289in"/>
    </style:style>
    <style:style style:name="co15" style:family="table-column">
      <style:table-column-properties fo:break-before="auto" style:column-width="1.3866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1.8571in"/>
    </style:style>
    <style:style style:name="co18" style:family="table-column">
      <style:table-column-properties fo:break-before="auto" style:column-width="1.1465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4"/>
    <style:style style:name="ce3" style:family="table-cell" style:parent-style-name="Default" style:data-style-name="N0"/>
    <style:style style:name="ce4" style:family="table-cell" style:parent-style-name="Default" style:data-style-name="N122"/>
    <style:style style:name="ce5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December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Nov. Total</text:p>
          </table:table-cell>
          <table:table-cell office:value-type="string">
            <text:p>Goal</text:p>
          </table:table-cell>
          <table:table-cell table:style-name="Default" office:value-type="string">
            <text:p>Diff.</text:p>
          </table:table-cell>
          <table:table-cell office:value-type="string">
            <text:p>Total Hours</text:p>
          </table:table-cell>
          <table:table-cell table:style-name="Default"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11-30">
            <text:p>11/30/08</text:p>
          </table:table-cell>
          <table:table-cell office:value-type="float" office:value="4.5">
            <text:p>4.5</text:p>
          </table:table-cell>
          <table:table-cell office:value-type="float" office:value="49.25">
            <text:p>49.25</text:p>
          </table:table-cell>
          <table:table-cell office:value-type="float" office:value="45">
            <text:p>45</text:p>
          </table:table-cell>
          <table:table-cell table:formula="oooc:=[.C3]-[.D3]" office:value-type="float" office:value="4.25">
            <text:p>+4.25</text:p>
          </table:table-cell>
          <table:table-cell office:value-type="float" office:value="319.5">
            <text:p>319.5</text:p>
          </table:table-cell>
          <table:table-cell office:value-type="float" office:value="24028">
            <text:p>24028</text:p>
          </table:table-cell>
          <table:table-cell office:value-type="float" office:value="1501">
            <text:p>1501</text:p>
          </table:table-cell>
          <table:table-cell table:formula="oooc:=[.G3]/[.F3]" office:value-type="float" office:value="75.2050078247261">
            <text:p>75.21</text:p>
          </table:table-cell>
          <table:table-cell office:value-type="string">
            <text:p>Closed a billion tickets</text:p>
          </table:table-cell>
          <table:table-cell/>
          <table:table-cell table:style-name="ce3" table:formula="oooc:=DAYS(NOW();[January.A4])" office:value-type="float" office:value="332.590150462966">
            <text:p>332.59</text:p>
          </table:table-cell>
        </table:table-row>
        <table:table-row table:style-name="ro1">
          <table:table-cell office:value-type="date" office:date-value="2008-12-01">
            <text:p>12/01/08</text:p>
          </table:table-cell>
          <table:table-cell office:value-type="float" office:value="0">
            <text:p>0</text:p>
          </table:table-cell>
          <table:table-cell table:formula="oooc:=[.C3]+[.B4]" office:value-type="float" office:value="49.25">
            <text:p>49.25</text:p>
          </table:table-cell>
          <table:table-cell office:value-type="float" office:value="46.5">
            <text:p>46.5</text:p>
          </table:table-cell>
          <table:table-cell table:formula="oooc:=[.C4]-[.D4]" office:value-type="float" office:value="2.75">
            <text:p>+2.75</text:p>
          </table:table-cell>
          <table:table-cell table:formula="oooc:=[.F3]+[.B4]" office:value-type="float" office:value="319.5">
            <text:p>319.5</text:p>
          </table:table-cell>
          <table:table-cell office:value-type="float" office:value="24029">
            <text:p>24029</text:p>
          </table:table-cell>
          <table:table-cell table:formula="oooc:=[.G4]-[.G3]" office:value-type="float" office:value="1">
            <text:p>1</text:p>
          </table:table-cell>
          <table:table-cell table:formula="oooc:=[.G4]/[.F4]" office:value-type="float" office:value="75.20813771518">
            <text:p>75.21</text:p>
          </table:table-cell>
          <table:table-cell office:value-type="string">
            <text:p>Took a day off!</text:p>
          </table:table-cell>
          <table:table-cell table:number-columns-repeated="2"/>
        </table:table-row>
        <table:table-row table:style-name="ro1">
          <table:table-cell office:value-type="date" office:date-value="2008-12-02">
            <text:p>12/02/08</text:p>
          </table:table-cell>
          <table:table-cell office:value-type="float" office:value="2">
            <text:p>2</text:p>
          </table:table-cell>
          <table:table-cell table:formula="oooc:=[.C4]+[.B5]" office:value-type="float" office:value="51.25">
            <text:p>51.25</text:p>
          </table:table-cell>
          <table:table-cell office:value-type="float" office:value="48">
            <text:p>48</text:p>
          </table:table-cell>
          <table:table-cell table:formula="oooc:=[.C5]-[.D5]" office:value-type="float" office:value="3.25">
            <text:p>+3.25</text:p>
          </table:table-cell>
          <table:table-cell table:formula="oooc:=[.F4]+[.B5]" office:value-type="float" office:value="321.5">
            <text:p>321.5</text:p>
          </table:table-cell>
          <table:table-cell office:value-type="float" office:value="24119">
            <text:p>24119</text:p>
          </table:table-cell>
          <table:table-cell table:formula="oooc:=[.G5]-[.G4]" office:value-type="float" office:value="90">
            <text:p>90</text:p>
          </table:table-cell>
          <table:table-cell table:formula="oooc:=[.G5]/[.F5]" office:value-type="float" office:value="75.0202177293935">
            <text:p>75.02</text:p>
          </table:table-cell>
          <table:table-cell office:value-type="string">
            <text:p>#215</text:p>
          </table:table-cell>
          <table:table-cell table:number-columns-repeated="2"/>
        </table:table-row>
        <table:table-row table:style-name="ro1">
          <table:table-cell office:value-type="date" office:date-value="2008-12-03">
            <text:p>12/03/08</text:p>
          </table:table-cell>
          <table:table-cell office:value-type="float" office:value="1.25">
            <text:p>1.25</text:p>
          </table:table-cell>
          <table:table-cell table:formula="oooc:=[.C5]+[.B6]" office:value-type="float" office:value="52.5">
            <text:p>52.5</text:p>
          </table:table-cell>
          <table:table-cell office:value-type="float" office:value="49">
            <text:p>49</text:p>
          </table:table-cell>
          <table:table-cell table:formula="oooc:=[.C6]-[.D6]" office:value-type="float" office:value="3.5">
            <text:p>+3.50</text:p>
          </table:table-cell>
          <table:table-cell table:formula="oooc:=[.F5]+[.B6]" office:value-type="float" office:value="322.75">
            <text:p>322.75</text:p>
          </table:table-cell>
          <table:table-cell office:value-type="float" office:value="26334">
            <text:p>26334</text:p>
          </table:table-cell>
          <table:table-cell table:formula="oooc:=[.G6]-[.G5]" office:value-type="float" office:value="2215">
            <text:p>2215</text:p>
          </table:table-cell>
          <table:table-cell table:formula="oooc:=[.G6]/[.F6]" office:value-type="float" office:value="81.5925639039504">
            <text:p>81.59</text:p>
          </table:table-cell>
          <table:table-cell office:value-type="string">
            <text:p>Slackening Begun</text:p>
          </table:table-cell>
          <table:table-cell table:number-columns-repeated="2"/>
        </table:table-row>
        <table:table-row table:style-name="ro1">
          <table:table-cell office:value-type="date" office:date-value="2008-12-04">
            <text:p>12/04/08</text:p>
          </table:table-cell>
          <table:table-cell office:value-type="float" office:value="0">
            <text:p>0</text:p>
          </table:table-cell>
          <table:table-cell table:formula="oooc:=[.C6]+[.B7]" office:value-type="float" office:value="52.5">
            <text:p>52.5</text:p>
          </table:table-cell>
          <table:table-cell office:value-type="float" office:value="50.5">
            <text:p>50.5</text:p>
          </table:table-cell>
          <table:table-cell table:formula="oooc:=[.C7]-[.D7]" office:value-type="float" office:value="2">
            <text:p>+2.00</text:p>
          </table:table-cell>
          <table:table-cell table:formula="oooc:=[.F6]+[.B7]" office:value-type="float" office:value="322.75">
            <text:p>322.75</text:p>
          </table:table-cell>
          <table:table-cell office:value-type="float" office:value="26335">
            <text:p>26335</text:p>
          </table:table-cell>
          <table:table-cell table:formula="oooc:=[.G7]-[.G6]" office:value-type="float" office:value="1">
            <text:p>1</text:p>
          </table:table-cell>
          <table:table-cell table:formula="oooc:=[.G7]/[.F7]" office:value-type="float" office:value="81.5956622773044">
            <text:p>81.6</text:p>
          </table:table-cell>
          <table:table-cell office:value-type="string">
            <text:p>Slackening Continues</text:p>
          </table:table-cell>
          <table:table-cell table:number-columns-repeated="2"/>
        </table:table-row>
        <table:table-row table:style-name="ro1">
          <table:table-cell office:value-type="date" office:date-value="2008-12-05">
            <text:p>12/05/08</text:p>
          </table:table-cell>
          <table:table-cell office:value-type="float" office:value="0">
            <text:p>0</text:p>
          </table:table-cell>
          <table:table-cell table:formula="oooc:=[.C7]+[.B8]" office:value-type="float" office:value="52.5">
            <text:p>52.5</text:p>
          </table:table-cell>
          <table:table-cell office:value-type="float" office:value="53">
            <text:p>53</text:p>
          </table:table-cell>
          <table:table-cell table:formula="oooc:=[.C8]-[.D8]" office:value-type="float" office:value="-0.5">
            <text:p>-0.50</text:p>
          </table:table-cell>
          <table:table-cell table:formula="oooc:=[.F7]+[.B8]" office:value-type="float" office:value="322.75">
            <text:p>322.75</text:p>
          </table:table-cell>
          <table:table-cell office:value-type="float" office:value="26336">
            <text:p>26336</text:p>
          </table:table-cell>
          <table:table-cell table:formula="oooc:=[.G8]-[.G7]" office:value-type="float" office:value="1">
            <text:p>1</text:p>
          </table:table-cell>
          <table:table-cell table:formula="oooc:=[.G8]/[.F8]" office:value-type="float" office:value="81.5987606506584">
            <text:p>81.6</text:p>
          </table:table-cell>
          <table:table-cell office:value-type="string">
            <text:p>Slackening Continues</text:p>
          </table:table-cell>
          <table:table-cell table:number-columns-repeated="2"/>
        </table:table-row>
        <table:table-row table:style-name="ro1">
          <table:table-cell office:value-type="date" office:date-value="2008-12-06">
            <text:p>12/06/08</text:p>
          </table:table-cell>
          <table:table-cell office:value-type="float" office:value="0">
            <text:p>0</text:p>
          </table:table-cell>
          <table:table-cell table:formula="oooc:=[.C8]+[.B9]" office:value-type="float" office:value="52.5">
            <text:p>52.5</text:p>
          </table:table-cell>
          <table:table-cell office:value-type="float" office:value="54.5">
            <text:p>54.5</text:p>
          </table:table-cell>
          <table:table-cell table:formula="oooc:=[.C9]-[.D9]" office:value-type="float" office:value="-2">
            <text:p>-2.00</text:p>
          </table:table-cell>
          <table:table-cell table:formula="oooc:=[.F8]+[.B9]" office:value-type="float" office:value="322.75">
            <text:p>322.75</text:p>
          </table:table-cell>
          <table:table-cell office:value-type="float" office:value="26337">
            <text:p>26337</text:p>
          </table:table-cell>
          <table:table-cell table:formula="oooc:=[.G9]-[.G8]" office:value-type="float" office:value="1">
            <text:p>1</text:p>
          </table:table-cell>
          <table:table-cell table:formula="oooc:=[.G9]/[.F9]" office:value-type="float" office:value="81.6018590240124">
            <text:p>81.6</text:p>
          </table:table-cell>
          <table:table-cell office:value-type="string">
            <text:p>Slackening Continues</text:p>
          </table:table-cell>
          <table:table-cell table:number-columns-repeated="2"/>
        </table:table-row>
        <table:table-row table:style-name="ro1">
          <table:table-cell office:value-type="date" office:date-value="2008-12-07">
            <text:p>12/07/08</text:p>
          </table:table-cell>
          <table:table-cell office:value-type="float" office:value="0">
            <text:p>0</text:p>
          </table:table-cell>
          <table:table-cell table:formula="oooc:=[.C9]+[.B10]" office:value-type="float" office:value="52.5">
            <text:p>52.5</text:p>
          </table:table-cell>
          <table:table-cell office:value-type="float" office:value="56">
            <text:p>56</text:p>
          </table:table-cell>
          <table:table-cell table:formula="oooc:=[.C10]-[.D10]" office:value-type="float" office:value="-3.5">
            <text:p>-3.50</text:p>
          </table:table-cell>
          <table:table-cell table:formula="oooc:=[.F9]+[.B10]" office:value-type="float" office:value="322.75">
            <text:p>322.75</text:p>
          </table:table-cell>
          <table:table-cell office:value-type="float" office:value="26338">
            <text:p>26338</text:p>
          </table:table-cell>
          <table:table-cell table:formula="oooc:=[.G10]-[.G9]" office:value-type="float" office:value="1">
            <text:p>1</text:p>
          </table:table-cell>
          <table:table-cell table:formula="oooc:=[.G10]/[.F10]" office:value-type="float" office:value="81.6049573973664">
            <text:p>81.6</text:p>
          </table:table-cell>
          <table:table-cell office:value-type="string">
            <text:p>Slackening Continues</text:p>
          </table:table-cell>
          <table:table-cell table:number-columns-repeated="2"/>
        </table:table-row>
        <table:table-row table:style-name="ro1">
          <table:table-cell office:value-type="date" office:date-value="2008-12-08">
            <text:p>12/08/08</text:p>
          </table:table-cell>
          <table:table-cell office:value-type="float" office:value="0">
            <text:p>0</text:p>
          </table:table-cell>
          <table:table-cell table:formula="oooc:=[.C10]+[.B11]" office:value-type="float" office:value="52.5">
            <text:p>52.5</text:p>
          </table:table-cell>
          <table:table-cell office:value-type="float" office:value="57.5">
            <text:p>57.5</text:p>
          </table:table-cell>
          <table:table-cell table:formula="oooc:=[.C11]-[.D11]" office:value-type="float" office:value="-5">
            <text:p>-5.00</text:p>
          </table:table-cell>
          <table:table-cell table:formula="oooc:=[.F10]+[.B11]" office:value-type="float" office:value="322.75">
            <text:p>322.75</text:p>
          </table:table-cell>
          <table:table-cell office:value-type="float" office:value="26339">
            <text:p>26339</text:p>
          </table:table-cell>
          <table:table-cell table:formula="oooc:=[.G11]-[.G10]" office:value-type="float" office:value="1">
            <text:p>1</text:p>
          </table:table-cell>
          <table:table-cell table:formula="oooc:=[.G11]/[.F11]" office:value-type="float" office:value="81.6080557707204">
            <text:p>81.61</text:p>
          </table:table-cell>
          <table:table-cell office:value-type="string">
            <text:p>Slackening Continues</text:p>
          </table:table-cell>
          <table:table-cell table:number-columns-repeated="2"/>
        </table:table-row>
        <table:table-row table:style-name="ro1">
          <table:table-cell office:value-type="date" office:date-value="2008-12-09">
            <text:p>12/09/08</text:p>
          </table:table-cell>
          <table:table-cell office:value-type="float" office:value="0.5">
            <text:p>0.5</text:p>
          </table:table-cell>
          <table:table-cell table:formula="oooc:=[.C11]+[.B12]" office:value-type="float" office:value="53">
            <text:p>53</text:p>
          </table:table-cell>
          <table:table-cell office:value-type="float" office:value="59">
            <text:p>59</text:p>
          </table:table-cell>
          <table:table-cell table:formula="oooc:=[.C12]-[.D12]" office:value-type="float" office:value="-6">
            <text:p>-6.00</text:p>
          </table:table-cell>
          <table:table-cell table:formula="oooc:=[.F11]+[.B12]" office:value-type="float" office:value="323.25">
            <text:p>323.25</text:p>
          </table:table-cell>
          <table:table-cell office:value-type="float" office:value="27219">
            <text:p>27219</text:p>
          </table:table-cell>
          <table:table-cell table:formula="oooc:=[.G12]-[.G11]" office:value-type="float" office:value="880">
            <text:p>880</text:p>
          </table:table-cell>
          <table:table-cell table:formula="oooc:=[.G12]/[.F12]" office:value-type="float" office:value="84.2041763341067">
            <text:p>84.2</text:p>
          </table:table-cell>
          <table:table-cell office:value-type="string">
            <text:p>#222</text:p>
          </table:table-cell>
          <table:table-cell table:number-columns-repeated="2"/>
        </table:table-row>
      </table:table>
      <table:table table:name="November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Nov. Total</text:p>
          </table:table-cell>
          <table:table-cell office:value-type="string">
            <text:p>Nov. Goal</text:p>
          </table:table-cell>
          <table:table-cell table:style-name="Default" office:value-type="string">
            <text:p>Diff.</text:p>
          </table:table-cell>
          <table:table-cell office:value-type="string">
            <text:p>Total Hours</text:p>
          </table:table-cell>
          <table:table-cell table:style-name="Default"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  <table:table-cell office:value-type="string">
            <text:p><text:s/>CO</text:p>
          </table:table-cell>
        </table:table-row>
        <table:table-row table:style-name="ro1">
          <table:table-cell office:value-type="date" office:date-value="2008-10-31">
            <text:p>10/31/08</text:p>
          </table:table-cell>
          <table:table-cell table:number-columns-repeated="3" office:value-type="float" office:value="0">
            <text:p>0</text:p>
          </table:table-cell>
          <table:table-cell table:formula="oooc:=[.C3]-[.D3]" office:value-type="float" office:value="0">
            <text:p>+0.00</text:p>
          </table:table-cell>
          <table:table-cell office:value-type="float" office:value="270.25">
            <text:p>270.25</text:p>
          </table:table-cell>
          <table:table-cell table:style-name="Default" office:value-type="float" office:value="13286">
            <text:p>13286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332.590173611112">
            <text:p>332.59</text:p>
          </table:table-cell>
          <table:table-cell/>
        </table:table-row>
        <table:table-row table:style-name="ro1">
          <table:table-cell office:value-type="date" office:date-value="2008-11-01">
            <text:p>11/01/08</text:p>
          </table:table-cell>
          <table:table-cell office:value-type="float" office:value="1.75">
            <text:p>1.75</text:p>
          </table:table-cell>
          <table:table-cell table:formula="oooc:=[.C3]+[.B4]" office:value-type="float" office:value="1.75">
            <text:p>1.75</text:p>
          </table:table-cell>
          <table:table-cell office:value-type="float" office:value="1.5">
            <text:p>1.5</text:p>
          </table:table-cell>
          <table:table-cell table:formula="oooc:=[.C4]-[.D4]" office:value-type="float" office:value="0.25">
            <text:p>+0.25</text:p>
          </table:table-cell>
          <table:table-cell table:formula="oooc:=[.F3]+[.B4]" office:value-type="float" office:value="272">
            <text:p>272</text:p>
          </table:table-cell>
          <table:table-cell office:value-type="float" office:value="13382">
            <text:p>13382</text:p>
          </table:table-cell>
          <table:table-cell table:formula="oooc:=[.G4]-[.G3]" office:value-type="float" office:value="96">
            <text:p>96</text:p>
          </table:table-cell>
          <table:table-cell table:formula="oooc:=[.G4]/[.F4]" office:value-type="float" office:value="49.1985294117647">
            <text:p>49.2</text:p>
          </table:table-cell>
          <table:table-cell office:value-type="string">
            <text:p>#89, #91, #204</text:p>
          </table:table-cell>
          <table:table-cell table:number-columns-repeated="3"/>
        </table:table-row>
        <table:table-row table:style-name="ro1">
          <table:table-cell office:value-type="date" office:date-value="2008-11-02">
            <text:p>11/02/08</text:p>
          </table:table-cell>
          <table:table-cell office:value-type="float" office:value="2.5">
            <text:p>2.5</text:p>
          </table:table-cell>
          <table:table-cell table:formula="oooc:=[.C4]+[.B5]" office:value-type="float" office:value="4.25">
            <text:p>4.25</text:p>
          </table:table-cell>
          <table:table-cell office:value-type="float" office:value="3">
            <text:p>3</text:p>
          </table:table-cell>
          <table:table-cell table:formula="oooc:=[.C5]-[.D5]" office:value-type="float" office:value="1.25">
            <text:p>+1.25</text:p>
          </table:table-cell>
          <table:table-cell table:formula="oooc:=[.F4]+[.B5]" office:value-type="float" office:value="274.5">
            <text:p>274.5</text:p>
          </table:table-cell>
          <table:table-cell office:value-type="float" office:value="13434">
            <text:p>13434</text:p>
          </table:table-cell>
          <table:table-cell table:formula="oooc:=[.G5]-[.G4]" office:value-type="float" office:value="52">
            <text:p>52</text:p>
          </table:table-cell>
          <table:table-cell table:formula="oooc:=[.G5]/[.F5]" office:value-type="float" office:value="48.9398907103825">
            <text:p>48.94</text:p>
          </table:table-cell>
          <table:table-cell office:value-type="string">
            <text:p>Got up to fields, can't preserve whitespace</text:p>
          </table:table-cell>
          <table:table-cell table:number-columns-repeated="3"/>
        </table:table-row>
        <table:table-row table:style-name="ro1">
          <table:table-cell office:value-type="date" office:date-value="2008-11-03">
            <text:p>11/03/08</text:p>
          </table:table-cell>
          <table:table-cell office:value-type="float" office:value="1">
            <text:p>1</text:p>
          </table:table-cell>
          <table:table-cell table:formula="oooc:=[.C5]+[.B6]" office:value-type="float" office:value="5.25">
            <text:p>5.25</text:p>
          </table:table-cell>
          <table:table-cell office:value-type="float" office:value="4.5">
            <text:p>4.5</text:p>
          </table:table-cell>
          <table:table-cell table:formula="oooc:=[.C6]-[.D6]" office:value-type="float" office:value="0.75">
            <text:p>+0.75</text:p>
          </table:table-cell>
          <table:table-cell table:formula="oooc:=[.F5]+[.B6]" office:value-type="float" office:value="275.5">
            <text:p>275.5</text:p>
          </table:table-cell>
          <table:table-cell office:value-type="float" office:value="13435">
            <text:p>13435</text:p>
          </table:table-cell>
          <table:table-cell table:formula="oooc:=[.G6]-[.G5]" office:value-type="float" office:value="1">
            <text:p>1</text:p>
          </table:table-cell>
          <table:table-cell table:formula="oooc:=[.G6]/[.F6]" office:value-type="float" office:value="48.7658802177858">
            <text:p>48.77</text:p>
          </table:table-cell>
          <table:table-cell table:number-columns-repeated="4"/>
        </table:table-row>
        <table:table-row table:style-name="ro1">
          <table:table-cell office:value-type="date" office:date-value="2008-11-04">
            <text:p>11/04/08</text:p>
          </table:table-cell>
          <table:table-cell office:value-type="float" office:value="2">
            <text:p>2</text:p>
          </table:table-cell>
          <table:table-cell table:formula="oooc:=[.C6]+[.B7]" office:value-type="float" office:value="7.25">
            <text:p>7.25</text:p>
          </table:table-cell>
          <table:table-cell office:value-type="float" office:value="6">
            <text:p>6</text:p>
          </table:table-cell>
          <table:table-cell table:formula="oooc:=[.C7]-[.D7]" office:value-type="float" office:value="1.25">
            <text:p>+1.25</text:p>
          </table:table-cell>
          <table:table-cell table:formula="oooc:=[.F6]+[.B7]" office:value-type="float" office:value="277.5">
            <text:p>277.5</text:p>
          </table:table-cell>
          <table:table-cell office:value-type="float" office:value="13485">
            <text:p>13485</text:p>
          </table:table-cell>
          <table:table-cell table:formula="oooc:=[.G7]-[.G6]" office:value-type="float" office:value="50">
            <text:p>50</text:p>
          </table:table-cell>
          <table:table-cell table:formula="oooc:=[.G7]/[.F7]" office:value-type="float" office:value="48.5945945945946">
            <text:p>48.59</text:p>
          </table:table-cell>
          <table:table-cell office:value-type="string">
            <text:p>Made ruby script to convert</text:p>
          </table:table-cell>
          <table:table-cell table:number-columns-repeated="3"/>
        </table:table-row>
        <table:table-row table:style-name="ro1">
          <table:table-cell office:value-type="date" office:date-value="2008-11-05">
            <text:p>11/05/08</text:p>
          </table:table-cell>
          <table:table-cell office:value-type="float" office:value="0">
            <text:p>0</text:p>
          </table:table-cell>
          <table:table-cell table:formula="oooc:=[.C7]+[.B8]" office:value-type="float" office:value="7.25">
            <text:p>7.25</text:p>
          </table:table-cell>
          <table:table-cell office:value-type="float" office:value="7.5">
            <text:p>7.5</text:p>
          </table:table-cell>
          <table:table-cell table:formula="oooc:=[.C8]-[.D8]" office:value-type="float" office:value="-0.25">
            <text:p>-0.25</text:p>
          </table:table-cell>
          <table:table-cell table:formula="oooc:=[.F7]+[.B8]" office:value-type="float" office:value="277.5">
            <text:p>277.5</text:p>
          </table:table-cell>
          <table:table-cell office:value-type="float" office:value="13486">
            <text:p>13486</text:p>
          </table:table-cell>
          <table:table-cell table:formula="oooc:=[.G8]-[.G7]" office:value-type="float" office:value="1">
            <text:p>1</text:p>
          </table:table-cell>
          <table:table-cell table:formula="oooc:=[.G8]/[.F8]" office:value-type="float" office:value="48.5981981981982">
            <text:p>48.6</text:p>
          </table:table-cell>
          <table:table-cell office:value-type="string">
            <text:p>Sick</text:p>
          </table:table-cell>
          <table:table-cell table:number-columns-repeated="3"/>
        </table:table-row>
        <table:table-row table:style-name="ro1">
          <table:table-cell office:value-type="date" office:date-value="2008-11-06">
            <text:p>11/06/08</text:p>
          </table:table-cell>
          <table:table-cell office:value-type="float" office:value="0">
            <text:p>0</text:p>
          </table:table-cell>
          <table:table-cell table:formula="oooc:=[.C8]+[.B9]" office:value-type="float" office:value="7.25">
            <text:p>7.25</text:p>
          </table:table-cell>
          <table:table-cell office:value-type="float" office:value="9">
            <text:p>9</text:p>
          </table:table-cell>
          <table:table-cell table:formula="oooc:=[.C9]-[.D9]" office:value-type="float" office:value="-1.75">
            <text:p>-1.75</text:p>
          </table:table-cell>
          <table:table-cell table:formula="oooc:=[.F8]+[.B9]" office:value-type="float" office:value="277.5">
            <text:p>277.5</text:p>
          </table:table-cell>
          <table:table-cell office:value-type="float" office:value="13487">
            <text:p>13487</text:p>
          </table:table-cell>
          <table:table-cell table:formula="oooc:=[.G9]-[.G8]" office:value-type="float" office:value="1">
            <text:p>1</text:p>
          </table:table-cell>
          <table:table-cell table:formula="oooc:=[.G9]/[.F9]" office:value-type="float" office:value="48.6018018018018">
            <text:p>48.6</text:p>
          </table:table-cell>
          <table:table-cell office:value-type="string">
            <text:p>Sick</text:p>
          </table:table-cell>
          <table:table-cell table:number-columns-repeated="3"/>
        </table:table-row>
        <table:table-row table:style-name="ro1">
          <table:table-cell office:value-type="date" office:date-value="2008-11-07">
            <text:p>11/07/08</text:p>
          </table:table-cell>
          <table:table-cell office:value-type="float" office:value="2.75">
            <text:p>2.75</text:p>
          </table:table-cell>
          <table:table-cell table:formula="oooc:=[.C9]+[.B10]" office:value-type="float" office:value="10">
            <text:p>10</text:p>
          </table:table-cell>
          <table:table-cell office:value-type="float" office:value="10.5">
            <text:p>10.5</text:p>
          </table:table-cell>
          <table:table-cell table:formula="oooc:=[.C10]-[.D10]" office:value-type="float" office:value="-0.5">
            <text:p>-0.50</text:p>
          </table:table-cell>
          <table:table-cell table:formula="oooc:=[.F9]+[.B10]" office:value-type="float" office:value="280.25">
            <text:p>280.25</text:p>
          </table:table-cell>
          <table:table-cell office:value-type="float" office:value="13511">
            <text:p>13511</text:p>
          </table:table-cell>
          <table:table-cell table:formula="oooc:=[.G10]-[.G9]" office:value-type="float" office:value="24">
            <text:p>24</text:p>
          </table:table-cell>
          <table:table-cell table:formula="oooc:=[.G10]/[.F10]" office:value-type="float" office:value="48.2105263157895">
            <text:p>48.21</text:p>
          </table:table-cell>
          <table:table-cell office:value-type="string">
            <text:p>Most roundtrip work done</text:p>
          </table:table-cell>
          <table:table-cell table:number-columns-repeated="3"/>
        </table:table-row>
        <table:table-row table:style-name="ro1">
          <table:table-cell office:value-type="date" office:date-value="2008-11-08">
            <text:p>11/08/08</text:p>
          </table:table-cell>
          <table:table-cell office:value-type="float" office:value="4.5">
            <text:p>4.5</text:p>
          </table:table-cell>
          <table:table-cell table:formula="oooc:=[.C10]+[.B11]" office:value-type="float" office:value="14.5">
            <text:p>14.5</text:p>
          </table:table-cell>
          <table:table-cell office:value-type="float" office:value="12">
            <text:p>12</text:p>
          </table:table-cell>
          <table:table-cell table:formula="oooc:=[.C11]-[.D11]" office:value-type="float" office:value="2.5">
            <text:p>+2.50</text:p>
          </table:table-cell>
          <table:table-cell table:formula="oooc:=[.F10]+[.B11]" office:value-type="float" office:value="284.75">
            <text:p>284.75</text:p>
          </table:table-cell>
          <table:table-cell office:value-type="float" office:value="13587">
            <text:p>13587</text:p>
          </table:table-cell>
          <table:table-cell table:formula="oooc:=[.G11]-[.G10]" office:value-type="float" office:value="76">
            <text:p>76</text:p>
          </table:table-cell>
          <table:table-cell table:formula="oooc:=[.G11]/[.F11]" office:value-type="float" office:value="47.7155399473222">
            <text:p>47.72</text:p>
          </table:table-cell>
          <table:table-cell office:value-type="string">
            <text:p>Actually seriously mostly done</text:p>
          </table:table-cell>
          <table:table-cell table:number-columns-repeated="3"/>
        </table:table-row>
        <table:table-row table:style-name="ro1">
          <table:table-cell office:value-type="date" office:date-value="2008-11-09">
            <text:p>11/09/08</text:p>
          </table:table-cell>
          <table:table-cell office:value-type="float" office:value="1.5">
            <text:p>1.5</text:p>
          </table:table-cell>
          <table:table-cell table:formula="oooc:=[.C11]+[.B12]" office:value-type="float" office:value="16">
            <text:p>16</text:p>
          </table:table-cell>
          <table:table-cell office:value-type="float" office:value="13.5">
            <text:p>13.5</text:p>
          </table:table-cell>
          <table:table-cell table:formula="oooc:=[.C12]-[.D12]" office:value-type="float" office:value="2.5">
            <text:p>+2.50</text:p>
          </table:table-cell>
          <table:table-cell table:formula="oooc:=[.F11]+[.B12]" office:value-type="float" office:value="286.25">
            <text:p>286.25</text:p>
          </table:table-cell>
          <table:table-cell office:value-type="float" office:value="19316">
            <text:p>19316</text:p>
          </table:table-cell>
          <table:table-cell table:formula="oooc:=[.G12]-[.G11]" office:value-type="float" office:value="5729">
            <text:p>5729</text:p>
          </table:table-cell>
          <table:table-cell table:formula="oooc:=[.G12]/[.F12]" office:value-type="float" office:value="67.4794759825327">
            <text:p>67.48</text:p>
          </table:table-cell>
          <table:table-cell office:value-type="string">
            <text:p>Converted old xml</text:p>
          </table:table-cell>
          <table:table-cell table:number-columns-repeated="3"/>
        </table:table-row>
        <table:table-row table:style-name="ro1">
          <table:table-cell office:value-type="date" office:date-value="2008-11-10">
            <text:p>11/10/08</text:p>
          </table:table-cell>
          <table:table-cell office:value-type="float" office:value="1.5">
            <text:p>1.5</text:p>
          </table:table-cell>
          <table:table-cell table:formula="oooc:=[.C12]+[.B13]" office:value-type="float" office:value="17.5">
            <text:p>17.5</text:p>
          </table:table-cell>
          <table:table-cell office:value-type="float" office:value="15">
            <text:p>15</text:p>
          </table:table-cell>
          <table:table-cell table:formula="oooc:=[.C13]-[.D13]" office:value-type="float" office:value="2.5">
            <text:p>+2.50</text:p>
          </table:table-cell>
          <table:table-cell table:formula="oooc:=[.F12]+[.B13]" office:value-type="float" office:value="287.75">
            <text:p>287.75</text:p>
          </table:table-cell>
          <table:table-cell office:value-type="float" office:value="19350">
            <text:p>19350</text:p>
          </table:table-cell>
          <table:table-cell table:formula="oooc:=[.G13]-[.G12]" office:value-type="float" office:value="34">
            <text:p>34</text:p>
          </table:table-cell>
          <table:table-cell table:formula="oooc:=[.G13]/[.F13]" office:value-type="float" office:value="67.2458731537793">
            <text:p>67.25</text:p>
          </table:table-cell>
          <table:table-cell office:value-type="string">
            <text:p>Multiselect listbox</text:p>
          </table:table-cell>
          <table:table-cell table:number-columns-repeated="3"/>
        </table:table-row>
        <table:table-row table:style-name="ro1">
          <table:table-cell office:value-type="date" office:date-value="2008-11-11">
            <text:p>11/11/08</text:p>
          </table:table-cell>
          <table:table-cell office:value-type="float" office:value="1.75">
            <text:p>1.75</text:p>
          </table:table-cell>
          <table:table-cell table:formula="oooc:=[.C13]+[.B14]" office:value-type="float" office:value="19.25">
            <text:p>19.25</text:p>
          </table:table-cell>
          <table:table-cell office:value-type="float" office:value="16.5">
            <text:p>16.5</text:p>
          </table:table-cell>
          <table:table-cell table:formula="oooc:=[.C14]-[.D14]" office:value-type="float" office:value="2.75">
            <text:p>+2.75</text:p>
          </table:table-cell>
          <table:table-cell table:formula="oooc:=[.F13]+[.B14]" office:value-type="float" office:value="289.5">
            <text:p>289.5</text:p>
          </table:table-cell>
          <table:table-cell office:value-type="float" office:value="19441">
            <text:p>19441</text:p>
          </table:table-cell>
          <table:table-cell table:formula="oooc:=[.G14]-[.G13]" office:value-type="float" office:value="91">
            <text:p>91</text:p>
          </table:table-cell>
          <table:table-cell table:formula="oooc:=[.G14]/[.F14]" office:value-type="float" office:value="67.153713298791">
            <text:p>67.15</text:p>
          </table:table-cell>
          <table:table-cell office:value-type="string">
            <text:p>The OmniChooser is born!</text:p>
          </table:table-cell>
          <table:table-cell table:number-columns-repeated="3"/>
        </table:table-row>
        <table:table-row table:style-name="ro1">
          <table:table-cell office:value-type="date" office:date-value="2008-11-12">
            <text:p>11/12/08</text:p>
          </table:table-cell>
          <table:table-cell office:value-type="float" office:value="1.75">
            <text:p>1.75</text:p>
          </table:table-cell>
          <table:table-cell table:formula="oooc:=[.C14]+[.B15]"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ooc:=[.C15]-[.D15]" office:value-type="float" office:value="3">
            <text:p>+3.00</text:p>
          </table:table-cell>
          <table:table-cell table:formula="oooc:=[.F14]+[.B15]" office:value-type="float" office:value="291.25">
            <text:p>291.25</text:p>
          </table:table-cell>
          <table:table-cell office:value-type="float" office:value="19519">
            <text:p>19519</text:p>
          </table:table-cell>
          <table:table-cell table:formula="oooc:=[.G15]-[.G14]" office:value-type="float" office:value="78">
            <text:p>78</text:p>
          </table:table-cell>
          <table:table-cell table:formula="oooc:=[.G15]/[.F15]" office:value-type="float" office:value="67.018025751073">
            <text:p>67.02</text:p>
          </table:table-cell>
          <table:table-cell office:value-type="string">
            <text:p>The OmniChooser is broken!</text:p>
          </table:table-cell>
          <table:table-cell table:number-columns-repeated="3"/>
        </table:table-row>
        <table:table-row table:style-name="ro1">
          <table:table-cell office:value-type="date" office:date-value="2008-11-13">
            <text:p>11/13/08</text:p>
          </table:table-cell>
          <table:table-cell office:value-type="float" office:value="1.5">
            <text:p>1.5</text:p>
          </table:table-cell>
          <table:table-cell table:formula="oooc:=[.C15]+[.B16]" office:value-type="float" office:value="22.5">
            <text:p>22.5</text:p>
          </table:table-cell>
          <table:table-cell office:value-type="float" office:value="19.5">
            <text:p>19.5</text:p>
          </table:table-cell>
          <table:table-cell table:formula="oooc:=[.C16]-[.D16]" office:value-type="float" office:value="3">
            <text:p>+3.00</text:p>
          </table:table-cell>
          <table:table-cell table:formula="oooc:=[.F15]+[.B16]" office:value-type="float" office:value="292.75">
            <text:p>292.75</text:p>
          </table:table-cell>
          <table:table-cell office:value-type="float" office:value="19593">
            <text:p>19593</text:p>
          </table:table-cell>
          <table:table-cell table:formula="oooc:=[.G16]-[.G15]" office:value-type="float" office:value="74">
            <text:p>74</text:p>
          </table:table-cell>
          <table:table-cell table:formula="oooc:=[.G16]/[.F16]" office:value-type="float" office:value="66.9274124679761">
            <text:p>66.93</text:p>
          </table:table-cell>
          <table:table-cell office:value-type="string">
            <text:p>Listboxes are broken!</text:p>
          </table:table-cell>
          <table:table-cell table:number-columns-repeated="3"/>
        </table:table-row>
        <table:table-row table:style-name="ro1">
          <table:table-cell office:value-type="date" office:date-value="2008-11-14">
            <text:p>11/14/08</text:p>
          </table:table-cell>
          <table:table-cell office:value-type="float" office:value="0">
            <text:p>0</text:p>
          </table:table-cell>
          <table:table-cell table:formula="oooc:=[.C16]+[.B17]" office:value-type="float" office:value="22.5">
            <text:p>22.5</text:p>
          </table:table-cell>
          <table:table-cell office:value-type="float" office:value="21">
            <text:p>21</text:p>
          </table:table-cell>
          <table:table-cell table:formula="oooc:=[.C17]-[.D17]" office:value-type="float" office:value="1.5">
            <text:p>+1.50</text:p>
          </table:table-cell>
          <table:table-cell table:formula="oooc:=[.F16]+[.B17]" office:value-type="float" office:value="292.75">
            <text:p>292.75</text:p>
          </table:table-cell>
          <table:table-cell office:value-type="float" office:value="19594">
            <text:p>19594</text:p>
          </table:table-cell>
          <table:table-cell table:formula="oooc:=[.G17]-[.G16]" office:value-type="float" office:value="1">
            <text:p>1</text:p>
          </table:table-cell>
          <table:table-cell table:formula="oooc:=[.G17]/[.F17]" office:value-type="float" office:value="66.930828351836">
            <text:p>66.93</text:p>
          </table:table-cell>
          <table:table-cell office:value-type="string">
            <text:p>Took the day off</text:p>
          </table:table-cell>
          <table:table-cell table:number-columns-repeated="3"/>
        </table:table-row>
        <table:table-row table:style-name="ro1">
          <table:table-cell office:value-type="date" office:date-value="2008-11-15">
            <text:p>11/15/08</text:p>
          </table:table-cell>
          <table:table-cell office:value-type="float" office:value="3.25">
            <text:p>3.25</text:p>
          </table:table-cell>
          <table:table-cell table:formula="oooc:=[.C17]+[.B18]" office:value-type="float" office:value="25.75">
            <text:p>25.75</text:p>
          </table:table-cell>
          <table:table-cell office:value-type="float" office:value="22.5">
            <text:p>22.5</text:p>
          </table:table-cell>
          <table:table-cell table:formula="oooc:=[.C18]-[.D18]" office:value-type="float" office:value="3.25">
            <text:p>+3.25</text:p>
          </table:table-cell>
          <table:table-cell table:formula="oooc:=[.F17]+[.B18]" office:value-type="float" office:value="296">
            <text:p>296</text:p>
          </table:table-cell>
          <table:table-cell office:value-type="float" office:value="19711">
            <text:p>19711</text:p>
          </table:table-cell>
          <table:table-cell table:formula="oooc:=[.G18]-[.G17]" office:value-type="float" office:value="117">
            <text:p>117</text:p>
          </table:table-cell>
          <table:table-cell table:formula="oooc:=[.G18]/[.F18]" office:value-type="float" office:value="66.5912162162162">
            <text:p>66.59</text:p>
          </table:table-cell>
          <table:table-cell office:value-type="string">
            <text:p>OmniChooser and Listboxes work again</text:p>
          </table:table-cell>
          <table:table-cell table:number-columns-repeated="3"/>
        </table:table-row>
        <table:table-row table:style-name="ro1">
          <table:table-cell office:value-type="date" office:date-value="2008-11-16">
            <text:p>11/16/08</text:p>
          </table:table-cell>
          <table:table-cell office:value-type="float" office:value="1.5">
            <text:p>1.5</text:p>
          </table:table-cell>
          <table:table-cell table:formula="oooc:=[.C18]+[.B19]" office:value-type="float" office:value="27.25">
            <text:p>27.25</text:p>
          </table:table-cell>
          <table:table-cell office:value-type="float" office:value="24">
            <text:p>24</text:p>
          </table:table-cell>
          <table:table-cell table:formula="oooc:=[.C19]-[.D19]" office:value-type="float" office:value="3.25">
            <text:p>+3.25</text:p>
          </table:table-cell>
          <table:table-cell table:formula="oooc:=[.F18]+[.B19]" office:value-type="float" office:value="297.5">
            <text:p>297.5</text:p>
          </table:table-cell>
          <table:table-cell office:value-type="float" office:value="20157">
            <text:p>20157</text:p>
          </table:table-cell>
          <table:table-cell table:formula="oooc:=[.G19]-[.G18]" office:value-type="float" office:value="446">
            <text:p>446</text:p>
          </table:table-cell>
          <table:table-cell table:formula="oooc:=[.G19]/[.F19]" office:value-type="float" office:value="67.7546218487395">
            <text:p>67.75</text:p>
          </table:table-cell>
          <table:table-cell office:value-type="string">
            <text:p>#207 Mass Distribution Complete!</text:p>
          </table:table-cell>
          <table:table-cell table:number-columns-repeated="3"/>
        </table:table-row>
        <table:table-row table:style-name="ro1">
          <table:table-cell office:value-type="date" office:date-value="2008-11-17">
            <text:p>11/17/08</text:p>
          </table:table-cell>
          <table:table-cell office:value-type="float" office:value="1.5">
            <text:p>1.5</text:p>
          </table:table-cell>
          <table:table-cell table:formula="oooc:=[.C19]+[.B20]" office:value-type="float" office:value="28.75">
            <text:p>28.75</text:p>
          </table:table-cell>
          <table:table-cell office:value-type="float" office:value="25.5">
            <text:p>25.5</text:p>
          </table:table-cell>
          <table:table-cell table:formula="oooc:=[.C20]-[.D20]" office:value-type="float" office:value="3.25">
            <text:p>+3.25</text:p>
          </table:table-cell>
          <table:table-cell table:formula="oooc:=[.F19]+[.B20]" office:value-type="float" office:value="299">
            <text:p>299</text:p>
          </table:table-cell>
          <table:table-cell office:value-type="float" office:value="20334">
            <text:p>20334</text:p>
          </table:table-cell>
          <table:table-cell table:formula="oooc:=[.G20]-[.G19]" office:value-type="float" office:value="177">
            <text:p>177</text:p>
          </table:table-cell>
          <table:table-cell table:formula="oooc:=[.G20]/[.F20]" office:value-type="float" office:value="68.0066889632107">
            <text:p>68.01</text:p>
          </table:table-cell>
          <table:table-cell office:value-type="string">
            <text:p>Easy lo/med/hi setup for cargo</text:p>
          </table:table-cell>
          <table:table-cell table:number-columns-repeated="3"/>
        </table:table-row>
        <table:table-row table:style-name="ro1">
          <table:table-cell office:value-type="date" office:date-value="2008-11-18">
            <text:p>11/18/08</text:p>
          </table:table-cell>
          <table:table-cell office:value-type="float" office:value="0">
            <text:p>0</text:p>
          </table:table-cell>
          <table:table-cell table:formula="oooc:=[.C20]+[.B21]" office:value-type="float" office:value="28.75">
            <text:p>28.75</text:p>
          </table:table-cell>
          <table:table-cell office:value-type="float" office:value="27">
            <text:p>27</text:p>
          </table:table-cell>
          <table:table-cell table:formula="oooc:=[.C21]-[.D21]" office:value-type="float" office:value="1.75">
            <text:p>+1.75</text:p>
          </table:table-cell>
          <table:table-cell table:formula="oooc:=[.F20]+[.B21]" office:value-type="float" office:value="299">
            <text:p>299</text:p>
          </table:table-cell>
          <table:table-cell office:value-type="float" office:value="20335">
            <text:p>20335</text:p>
          </table:table-cell>
          <table:table-cell table:formula="oooc:=[.G21]-[.G20]" office:value-type="float" office:value="1">
            <text:p>1</text:p>
          </table:table-cell>
          <table:table-cell table:formula="oooc:=[.G21]/[.F21]" office:value-type="float" office:value="68.0100334448161">
            <text:p>68.01</text:p>
          </table:table-cell>
          <table:table-cell office:value-type="string">
            <text:p>Took the day off</text:p>
          </table:table-cell>
          <table:table-cell table:number-columns-repeated="3"/>
        </table:table-row>
        <table:table-row table:style-name="ro1">
          <table:table-cell office:value-type="date" office:date-value="2008-11-19">
            <text:p>11/19/08</text:p>
          </table:table-cell>
          <table:table-cell office:value-type="float" office:value="0">
            <text:p>0</text:p>
          </table:table-cell>
          <table:table-cell table:formula="oooc:=[.C21]+[.B22]" office:value-type="float" office:value="28.75">
            <text:p>28.75</text:p>
          </table:table-cell>
          <table:table-cell office:value-type="float" office:value="28.5">
            <text:p>28.5</text:p>
          </table:table-cell>
          <table:table-cell table:formula="oooc:=[.C22]-[.D22]" office:value-type="float" office:value="0.25">
            <text:p>+0.25</text:p>
          </table:table-cell>
          <table:table-cell table:formula="oooc:=[.F21]+[.B22]" office:value-type="float" office:value="299">
            <text:p>299</text:p>
          </table:table-cell>
          <table:table-cell office:value-type="float" office:value="20336">
            <text:p>20336</text:p>
          </table:table-cell>
          <table:table-cell table:formula="oooc:=[.G22]-[.G21]" office:value-type="float" office:value="1">
            <text:p>1</text:p>
          </table:table-cell>
          <table:table-cell table:formula="oooc:=[.G22]/[.F22]" office:value-type="float" office:value="68.0133779264214">
            <text:p>68.01</text:p>
          </table:table-cell>
          <table:table-cell office:value-type="string">
            <text:p>Took the day off</text:p>
          </table:table-cell>
          <table:table-cell table:number-columns-repeated="3"/>
        </table:table-row>
        <table:table-row table:style-name="ro1">
          <table:table-cell office:value-type="date" office:date-value="2008-11-20">
            <text:p>11/20/08</text:p>
          </table:table-cell>
          <table:table-cell office:value-type="float" office:value="1.5">
            <text:p>1.5</text:p>
          </table:table-cell>
          <table:table-cell table:formula="oooc:=[.C22]+[.B23]" office:value-type="float" office:value="30.25">
            <text:p>30.25</text:p>
          </table:table-cell>
          <table:table-cell office:value-type="float" office:value="30">
            <text:p>30</text:p>
          </table:table-cell>
          <table:table-cell table:formula="oooc:=[.C23]-[.D23]" office:value-type="float" office:value="0.25">
            <text:p>+0.25</text:p>
          </table:table-cell>
          <table:table-cell table:formula="oooc:=[.F22]+[.B23]" office:value-type="float" office:value="300.5">
            <text:p>300.5</text:p>
          </table:table-cell>
          <table:table-cell office:value-type="float" office:value="20669">
            <text:p>20669</text:p>
          </table:table-cell>
          <table:table-cell table:formula="oooc:=[.G23]-[.G22]" office:value-type="float" office:value="333">
            <text:p>333</text:p>
          </table:table-cell>
          <table:table-cell table:formula="oooc:=[.G23]/[.F23]" office:value-type="float" office:value="68.7820299500832">
            <text:p>68.78</text:p>
          </table:table-cell>
          <table:table-cell office:value-type="string">
            <text:p>Created that cargo, swapped fonts</text:p>
          </table:table-cell>
          <table:table-cell table:number-columns-repeated="3"/>
        </table:table-row>
        <table:table-row table:style-name="ro1">
          <table:table-cell office:value-type="date" office:date-value="2008-11-21">
            <text:p>11/21/08</text:p>
          </table:table-cell>
          <table:table-cell office:value-type="float" office:value="0">
            <text:p>0</text:p>
          </table:table-cell>
          <table:table-cell table:formula="oooc:=[.C23]+[.B24]" office:value-type="float" office:value="30.25">
            <text:p>30.25</text:p>
          </table:table-cell>
          <table:table-cell office:value-type="float" office:value="31.5">
            <text:p>31.5</text:p>
          </table:table-cell>
          <table:table-cell table:formula="oooc:=[.C24]-[.D24]" office:value-type="float" office:value="-1.25">
            <text:p>-1.25</text:p>
          </table:table-cell>
          <table:table-cell table:formula="oooc:=[.F23]+[.B24]" office:value-type="float" office:value="300.5">
            <text:p>300.5</text:p>
          </table:table-cell>
          <table:table-cell office:value-type="float" office:value="20670">
            <text:p>20670</text:p>
          </table:table-cell>
          <table:table-cell table:formula="oooc:=[.G24]-[.G23]" office:value-type="float" office:value="1">
            <text:p>1</text:p>
          </table:table-cell>
          <table:table-cell table:formula="oooc:=[.G24]/[.F24]" office:value-type="float" office:value="68.7853577371048">
            <text:p>68.79</text:p>
          </table:table-cell>
          <table:table-cell office:value-type="string">
            <text:p>Getting some instead of coding</text:p>
          </table:table-cell>
          <table:table-cell table:number-columns-repeated="3"/>
        </table:table-row>
        <table:table-row table:style-name="ro1">
          <table:table-cell office:value-type="date" office:date-value="2008-11-22">
            <text:p>11/22/08</text:p>
          </table:table-cell>
          <table:table-cell office:value-type="float" office:value="2.75">
            <text:p>2.75</text:p>
          </table:table-cell>
          <table:table-cell table:formula="oooc:=[.C24]+[.B25]" office:value-type="float" office:value="33">
            <text:p>33</text:p>
          </table:table-cell>
          <table:table-cell office:value-type="float" office:value="33">
            <text:p>33</text:p>
          </table:table-cell>
          <table:table-cell table:formula="oooc:=[.C25]-[.D25]" office:value-type="float" office:value="0">
            <text:p>+0.00</text:p>
          </table:table-cell>
          <table:table-cell table:formula="oooc:=[.F24]+[.B25]" office:value-type="float" office:value="303.25">
            <text:p>303.25</text:p>
          </table:table-cell>
          <table:table-cell office:value-type="float" office:value="20901">
            <text:p>20901</text:p>
          </table:table-cell>
          <table:table-cell table:formula="oooc:=[.G25]-[.G24]" office:value-type="float" office:value="231">
            <text:p>231</text:p>
          </table:table-cell>
          <table:table-cell table:formula="oooc:=[.G25]/[.F25]" office:value-type="float" office:value="68.9233305853256">
            <text:p>68.92</text:p>
          </table:table-cell>
          <table:table-cell office:value-type="string">
            <text:p>#194</text:p>
          </table:table-cell>
          <table:table-cell table:number-columns-repeated="3"/>
        </table:table-row>
        <table:table-row table:style-name="ro1">
          <table:table-cell office:value-type="date" office:date-value="2008-11-23">
            <text:p>11/23/08</text:p>
          </table:table-cell>
          <table:table-cell office:value-type="float" office:value="1.75">
            <text:p>1.75</text:p>
          </table:table-cell>
          <table:table-cell table:formula="oooc:=[.C25]+[.B26]" office:value-type="float" office:value="34.75">
            <text:p>34.75</text:p>
          </table:table-cell>
          <table:table-cell office:value-type="float" office:value="34.5">
            <text:p>34.5</text:p>
          </table:table-cell>
          <table:table-cell table:formula="oooc:=[.C26]-[.D26]" office:value-type="float" office:value="0.25">
            <text:p>+0.25</text:p>
          </table:table-cell>
          <table:table-cell table:formula="oooc:=[.F25]+[.B26]" office:value-type="float" office:value="305">
            <text:p>305</text:p>
          </table:table-cell>
          <table:table-cell office:value-type="float" office:value="21640">
            <text:p>21640</text:p>
          </table:table-cell>
          <table:table-cell table:formula="oooc:=[.G26]-[.G25]" office:value-type="float" office:value="739">
            <text:p>739</text:p>
          </table:table-cell>
          <table:table-cell table:formula="oooc:=[.G26]/[.F26]" office:value-type="float" office:value="70.9508196721311">
            <text:p>70.95</text:p>
          </table:table-cell>
          <table:table-cell office:value-type="string">
            <text:p>#216, #233</text:p>
          </table:table-cell>
          <table:table-cell table:number-columns-repeated="3"/>
        </table:table-row>
        <table:table-row table:style-name="ro1">
          <table:table-cell office:value-type="date" office:date-value="2008-11-24">
            <text:p>11/24/08</text:p>
          </table:table-cell>
          <table:table-cell office:value-type="float" office:value="2">
            <text:p>2</text:p>
          </table:table-cell>
          <table:table-cell table:formula="oooc:=[.C26]+[.B27]" office:value-type="float" office:value="36.75">
            <text:p>36.75</text:p>
          </table:table-cell>
          <table:table-cell office:value-type="float" office:value="36">
            <text:p>36</text:p>
          </table:table-cell>
          <table:table-cell table:formula="oooc:=[.C27]-[.D27]" office:value-type="float" office:value="0.75">
            <text:p>+0.75</text:p>
          </table:table-cell>
          <table:table-cell table:formula="oooc:=[.F26]+[.B27]" office:value-type="float" office:value="307">
            <text:p>307</text:p>
          </table:table-cell>
          <table:table-cell office:value-type="float" office:value="21641">
            <text:p>21641</text:p>
          </table:table-cell>
          <table:table-cell table:formula="oooc:=[.G27]-[.G26]" office:value-type="float" office:value="1">
            <text:p>1</text:p>
          </table:table-cell>
          <table:table-cell table:formula="oooc:=[.G27]/[.F27]" office:value-type="float" office:value="70.4918566775244">
            <text:p>70.49</text:p>
          </table:table-cell>
          <table:table-cell office:value-type="string">
            <text:p>Re-learned blender</text:p>
          </table:table-cell>
          <table:table-cell table:number-columns-repeated="3"/>
        </table:table-row>
        <table:table-row table:style-name="ro1">
          <table:table-cell office:value-type="date" office:date-value="2008-11-25">
            <text:p>11/25/08</text:p>
          </table:table-cell>
          <table:table-cell office:value-type="float" office:value="2.25">
            <text:p>2.25</text:p>
          </table:table-cell>
          <table:table-cell table:formula="oooc:=[.C27]+[.B28]" office:value-type="float" office:value="39">
            <text:p>39</text:p>
          </table:table-cell>
          <table:table-cell office:value-type="float" office:value="37.5">
            <text:p>37.5</text:p>
          </table:table-cell>
          <table:table-cell table:formula="oooc:=[.C28]-[.D28]" office:value-type="float" office:value="1.5">
            <text:p>+1.50</text:p>
          </table:table-cell>
          <table:table-cell table:formula="oooc:=[.F27]+[.B28]" office:value-type="float" office:value="309.25">
            <text:p>309.25</text:p>
          </table:table-cell>
          <table:table-cell office:value-type="float" office:value="21642">
            <text:p>21642</text:p>
          </table:table-cell>
          <table:table-cell table:formula="oooc:=[.G28]-[.G27]" office:value-type="float" office:value="1">
            <text:p>1</text:p>
          </table:table-cell>
          <table:table-cell table:formula="oooc:=[.G28]/[.F28]" office:value-type="float" office:value="69.9822150363783">
            <text:p>69.98</text:p>
          </table:table-cell>
          <table:table-cell office:value-type="string">
            <text:p>New spaceships</text:p>
          </table:table-cell>
          <table:table-cell table:number-columns-repeated="3"/>
        </table:table-row>
        <table:table-row table:style-name="ro1">
          <table:table-cell office:value-type="date" office:date-value="2008-11-26">
            <text:p>11/26/08</text:p>
          </table:table-cell>
          <table:table-cell office:value-type="float" office:value="2.25">
            <text:p>2.25</text:p>
          </table:table-cell>
          <table:table-cell table:formula="oooc:=[.C28]+[.B29]" office:value-type="float" office:value="41.25">
            <text:p>41.25</text:p>
          </table:table-cell>
          <table:table-cell office:value-type="float" office:value="39">
            <text:p>39</text:p>
          </table:table-cell>
          <table:table-cell table:formula="oooc:=[.C29]-[.D29]" office:value-type="float" office:value="2.25">
            <text:p>+2.25</text:p>
          </table:table-cell>
          <table:table-cell table:formula="oooc:=[.F28]+[.B29]" office:value-type="float" office:value="311.5">
            <text:p>311.5</text:p>
          </table:table-cell>
          <table:table-cell office:value-type="float" office:value="22165">
            <text:p>22165</text:p>
          </table:table-cell>
          <table:table-cell table:formula="oooc:=[.G29]-[.G28]" office:value-type="float" office:value="523">
            <text:p>523</text:p>
          </table:table-cell>
          <table:table-cell table:formula="oooc:=[.G29]/[.F29]" office:value-type="float" office:value="71.1556982343499">
            <text:p>71.16</text:p>
          </table:table-cell>
          <table:table-cell table:number-columns-repeated="4"/>
        </table:table-row>
        <table:table-row table:style-name="ro1">
          <table:table-cell office:value-type="date" office:date-value="2008-11-27">
            <text:p>11/27/08</text:p>
          </table:table-cell>
          <table:table-cell office:value-type="float" office:value="0">
            <text:p>0</text:p>
          </table:table-cell>
          <table:table-cell table:formula="oooc:=[.C29]+[.B30]" office:value-type="float" office:value="41.25">
            <text:p>41.25</text:p>
          </table:table-cell>
          <table:table-cell office:value-type="float" office:value="40.5">
            <text:p>40.5</text:p>
          </table:table-cell>
          <table:table-cell table:formula="oooc:=[.C30]-[.D30]" office:value-type="float" office:value="0.75">
            <text:p>+0.75</text:p>
          </table:table-cell>
          <table:table-cell table:formula="oooc:=[.F29]+[.B30]" office:value-type="float" office:value="311.5">
            <text:p>311.5</text:p>
          </table:table-cell>
          <table:table-cell office:value-type="float" office:value="22166">
            <text:p>22166</text:p>
          </table:table-cell>
          <table:table-cell table:formula="oooc:=[.G30]-[.G29]" office:value-type="float" office:value="1">
            <text:p>1</text:p>
          </table:table-cell>
          <table:table-cell table:formula="oooc:=[.G30]/[.F30]" office:value-type="float" office:value="71.1589085072231">
            <text:p>71.16</text:p>
          </table:table-cell>
          <table:table-cell office:value-type="string">
            <text:p>Thanksgiving!</text:p>
          </table:table-cell>
          <table:table-cell table:number-columns-repeated="3"/>
        </table:table-row>
        <table:table-row table:style-name="ro1">
          <table:table-cell office:value-type="date" office:date-value="2008-11-28">
            <text:p>11/28/08</text:p>
          </table:table-cell>
          <table:table-cell office:value-type="float" office:value="0">
            <text:p>0</text:p>
          </table:table-cell>
          <table:table-cell table:formula="oooc:=[.C30]+[.B31]" office:value-type="float" office:value="41.25">
            <text:p>41.25</text:p>
          </table:table-cell>
          <table:table-cell office:value-type="float" office:value="42">
            <text:p>42</text:p>
          </table:table-cell>
          <table:table-cell table:formula="oooc:=[.C31]-[.D31]" office:value-type="float" office:value="-0.75">
            <text:p>-0.75</text:p>
          </table:table-cell>
          <table:table-cell table:formula="oooc:=[.F30]+[.B31]" office:value-type="float" office:value="311.5">
            <text:p>311.5</text:p>
          </table:table-cell>
          <table:table-cell office:value-type="float" office:value="22167">
            <text:p>22167</text:p>
          </table:table-cell>
          <table:table-cell table:formula="oooc:=[.G31]-[.G30]" office:value-type="float" office:value="1">
            <text:p>1</text:p>
          </table:table-cell>
          <table:table-cell table:formula="oooc:=[.G31]/[.F31]" office:value-type="float" office:value="71.1621187800963">
            <text:p>71.16</text:p>
          </table:table-cell>
          <table:table-cell office:value-type="string">
            <text:p>Lazy</text:p>
          </table:table-cell>
          <table:table-cell table:number-columns-repeated="3"/>
        </table:table-row>
        <table:table-row table:style-name="ro1">
          <table:table-cell office:value-type="date" office:date-value="2008-11-29">
            <text:p>11/29/08</text:p>
          </table:table-cell>
          <table:table-cell office:value-type="float" office:value="3.5">
            <text:p>3.5</text:p>
          </table:table-cell>
          <table:table-cell table:formula="oooc:=[.C31]+[.B32]" office:value-type="float" office:value="44.75">
            <text:p>44.75</text:p>
          </table:table-cell>
          <table:table-cell office:value-type="float" office:value="43.5">
            <text:p>43.5</text:p>
          </table:table-cell>
          <table:table-cell table:formula="oooc:=[.C32]-[.D32]" office:value-type="float" office:value="1.25">
            <text:p>+1.25</text:p>
          </table:table-cell>
          <table:table-cell table:formula="oooc:=[.F31]+[.B32]" office:value-type="float" office:value="315">
            <text:p>315</text:p>
          </table:table-cell>
          <table:table-cell office:value-type="float" office:value="22527">
            <text:p>22527</text:p>
          </table:table-cell>
          <table:table-cell table:formula="oooc:=[.G32]-[.G31]" office:value-type="float" office:value="360">
            <text:p>360</text:p>
          </table:table-cell>
          <table:table-cell table:formula="oooc:=[.G32]/[.F32]" office:value-type="float" office:value="71.5142857142857">
            <text:p>71.51</text:p>
          </table:table-cell>
          <table:table-cell office:value-type="string">
            <text:p>All new spaceships done. <text:s/>#225</text:p>
          </table:table-cell>
          <table:table-cell table:number-columns-repeated="3"/>
        </table:table-row>
        <table:table-row table:style-name="ro1">
          <table:table-cell office:value-type="date" office:date-value="2008-11-30">
            <text:p>11/30/08</text:p>
          </table:table-cell>
          <table:table-cell office:value-type="float" office:value="4.5">
            <text:p>4.5</text:p>
          </table:table-cell>
          <table:table-cell table:formula="oooc:=[.C32]+[.B33]" office:value-type="float" office:value="49.25">
            <text:p>49.25</text:p>
          </table:table-cell>
          <table:table-cell office:value-type="float" office:value="45">
            <text:p>45</text:p>
          </table:table-cell>
          <table:table-cell table:formula="oooc:=[.C33]-[.D33]" office:value-type="float" office:value="4.25">
            <text:p>+4.25</text:p>
          </table:table-cell>
          <table:table-cell table:formula="oooc:=[.F32]+[.B33]" office:value-type="float" office:value="319.5">
            <text:p>319.5</text:p>
          </table:table-cell>
          <table:table-cell office:value-type="float" office:value="24028">
            <text:p>24028</text:p>
          </table:table-cell>
          <table:table-cell table:formula="oooc:=[.G33]-[.G32]" office:value-type="float" office:value="1501">
            <text:p>1501</text:p>
          </table:table-cell>
          <table:table-cell table:formula="oooc:=[.G33]/[.F33]" office:value-type="float" office:value="75.2050078247261">
            <text:p>75.21</text:p>
          </table:table-cell>
          <table:table-cell office:value-type="string">
            <text:p>Closed a billion tickets</text:p>
          </table:table-cell>
          <table:table-cell table:number-columns-repeated="3"/>
        </table:table-row>
      </table:table>
      <table:table table:name="October" table:style-name="ta1" table:print="false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/>
          <table:table-cell office:value-type="float" office:value="253">
            <text:p>253</text:p>
          </table:table-cell>
          <table:table-cell office:value-type="float" office:value="12941">
            <text:p>12941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332.590173611112">
            <text:p>332.59</text:p>
          </table:table-cell>
        </table:table-row>
        <table:table-row table:style-name="ro1">
          <table:table-cell office:value-type="date" office:date-value="2008-10-04">
            <text:p>10/04/08</text:p>
          </table:table-cell>
          <table:table-cell office:value-type="float" office:value="1.5">
            <text:p>1.5</text:p>
          </table:table-cell>
          <table:table-cell table:formula="oooc:=[.C3]+[.B4]" office:value-type="float" office:value="254.5">
            <text:p>254.5</text:p>
          </table:table-cell>
          <table:table-cell table:style-name="ce3" office:value-type="float" office:value="12759">
            <text:p>12759</text:p>
          </table:table-cell>
          <table:table-cell table:formula="oooc:=[.D4]-[.D3]" office:value-type="float" office:value="-182">
            <text:p>-182</text:p>
          </table:table-cell>
          <table:table-cell table:formula="oooc:=[.D4]/[.C4]" office:value-type="float" office:value="50.1335952848723">
            <text:p>50.13</text:p>
          </table:table-cell>
          <table:table-cell table:number-columns-repeated="3"/>
        </table:table-row>
        <table:table-row table:style-name="ro1">
          <table:table-cell office:value-type="date" office:date-value="2008-10-07">
            <text:p>10/07/08</text:p>
          </table:table-cell>
          <table:table-cell office:value-type="float" office:value="1">
            <text:p>1</text:p>
          </table:table-cell>
          <table:table-cell table:formula="oooc:=[.C4]+[.B5]" office:value-type="float" office:value="255.5">
            <text:p>255.5</text:p>
          </table:table-cell>
          <table:table-cell office:value-type="float" office:value="12759">
            <text:p>12759</text:p>
          </table:table-cell>
          <table:table-cell table:formula="oooc:=[.D5]-[.D4]" office:value-type="float" office:value="0">
            <text:p>0</text:p>
          </table:table-cell>
          <table:table-cell table:formula="oooc:=[.D5]/[.C5]" office:value-type="float" office:value="49.9373776908024">
            <text:p>49.94</text:p>
          </table:table-cell>
          <table:table-cell office:value-type="string">
            <text:p>Finished alliance planets</text:p>
          </table:table-cell>
          <table:table-cell table:number-columns-repeated="2"/>
        </table:table-row>
        <table:table-row table:style-name="ro1">
          <table:table-cell office:value-type="date" office:date-value="2008-10-08">
            <text:p>10/08/08</text:p>
          </table:table-cell>
          <table:table-cell office:value-type="float" office:value="0.5">
            <text:p>0.5</text:p>
          </table:table-cell>
          <table:table-cell table:formula="oooc:=[.C5]+[.B6]" office:value-type="float" office:value="256">
            <text:p>256</text:p>
          </table:table-cell>
          <table:table-cell office:value-type="float" office:value="12760">
            <text:p>12760</text:p>
          </table:table-cell>
          <table:table-cell table:formula="oooc:=[.D6]-[.D5]" office:value-type="float" office:value="1">
            <text:p>1</text:p>
          </table:table-cell>
          <table:table-cell table:formula="oooc:=[.D6]/[.C6]" office:value-type="float" office:value="49.84375">
            <text:p>49.84</text:p>
          </table:table-cell>
          <table:table-cell table:number-columns-repeated="3"/>
        </table:table-row>
        <table:table-row table:style-name="ro1">
          <table:table-cell office:value-type="date" office:date-value="2008-10-14">
            <text:p>10/14/08</text:p>
          </table:table-cell>
          <table:table-cell office:value-type="float" office:value="1.75">
            <text:p>1.75</text:p>
          </table:table-cell>
          <table:table-cell table:formula="oooc:=[.C6]+[.B7]" office:value-type="float" office:value="257.75">
            <text:p>257.75</text:p>
          </table:table-cell>
          <table:table-cell office:value-type="float" office:value="12875">
            <text:p>12875</text:p>
          </table:table-cell>
          <table:table-cell table:formula="oooc:=[.D7]-[.D6]" office:value-type="float" office:value="115">
            <text:p>115</text:p>
          </table:table-cell>
          <table:table-cell table:formula="oooc:=[.D7]/[.C7]" office:value-type="float" office:value="49.9515033947624">
            <text:p>49.95</text:p>
          </table:table-cell>
          <table:table-cell office:value-type="string">
            <text:p>Finished all planets!</text:p>
          </table:table-cell>
          <table:table-cell table:number-columns-repeated="2"/>
        </table:table-row>
        <table:table-row table:style-name="ro1">
          <table:table-cell office:value-type="date" office:date-value="2008-10-19">
            <text:p>10/19/08</text:p>
          </table:table-cell>
          <table:table-cell office:value-type="float" office:value="0.5">
            <text:p>0.5</text:p>
          </table:table-cell>
          <table:table-cell table:formula="oooc:=[.C7]+[.B8]" office:value-type="float" office:value="258.25">
            <text:p>258.25</text:p>
          </table:table-cell>
          <table:table-cell office:value-type="float" office:value="12875">
            <text:p>12875</text:p>
          </table:table-cell>
          <table:table-cell table:formula="oooc:=[.D8]-[.D7]" office:value-type="float" office:value="0">
            <text:p>0</text:p>
          </table:table-cell>
          <table:table-cell table:formula="oooc:=[.D8]/[.C8]" office:value-type="float" office:value="49.8547918683446">
            <text:p>49.85</text:p>
          </table:table-cell>
          <table:table-cell office:value-type="string">
            <text:p>Some work that never got committed</text:p>
          </table:table-cell>
          <table:table-cell table:number-columns-repeated="2"/>
        </table:table-row>
        <table:table-row table:style-name="ro1">
          <table:table-cell office:value-type="date" office:date-value="2008-10-20">
            <text:p>10/20/08</text:p>
          </table:table-cell>
          <table:table-cell office:value-type="float" office:value="4.5">
            <text:p>4.5</text:p>
          </table:table-cell>
          <table:table-cell table:formula="oooc:=[.C8]+[.B9]" office:value-type="float" office:value="262.75">
            <text:p>262.75</text:p>
          </table:table-cell>
          <table:table-cell office:value-type="float" office:value="13166">
            <text:p>13166</text:p>
          </table:table-cell>
          <table:table-cell table:formula="oooc:=[.D9]-[.D8]" office:value-type="float" office:value="291">
            <text:p>291</text:p>
          </table:table-cell>
          <table:table-cell table:formula="oooc:=[.D9]/[.C9]" office:value-type="float" office:value="50.1084681255947">
            <text:p>50.11</text:p>
          </table:table-cell>
          <table:table-cell office:value-type="string">
            <text:p>Tons of format work</text:p>
          </table:table-cell>
          <table:table-cell table:number-columns-repeated="2"/>
        </table:table-row>
        <table:table-row table:style-name="ro1">
          <table:table-cell office:value-type="date" office:date-value="2008-10-21">
            <text:p>10/21/08</text:p>
          </table:table-cell>
          <table:table-cell office:value-type="float" office:value="1.75">
            <text:p>1.75</text:p>
          </table:table-cell>
          <table:table-cell table:formula="oooc:=[.C9]+[.B10]" office:value-type="float" office:value="264.5">
            <text:p>264.5</text:p>
          </table:table-cell>
          <table:table-cell office:value-type="float" office:value="12951">
            <text:p>12951</text:p>
          </table:table-cell>
          <table:table-cell table:formula="oooc:=[.D10]-[.D9]" office:value-type="float" office:value="-215">
            <text:p>-215</text:p>
          </table:table-cell>
          <table:table-cell table:formula="oooc:=[.D10]/[.C10]" office:value-type="float" office:value="48.9640831758034">
            <text:p>48.96</text:p>
          </table:table-cell>
          <table:table-cell office:value-type="string">
            <text:p>Re-setting the formats</text:p>
          </table:table-cell>
          <table:table-cell table:number-columns-repeated="2"/>
        </table:table-row>
        <table:table-row table:style-name="ro1">
          <table:table-cell office:value-type="date" office:date-value="2008-10-22">
            <text:p>10/22/08</text:p>
          </table:table-cell>
          <table:table-cell office:value-type="float" office:value="2.5">
            <text:p>2.5</text:p>
          </table:table-cell>
          <table:table-cell table:formula="oooc:=[.C10]+[.B11]" office:value-type="float" office:value="267">
            <text:p>267</text:p>
          </table:table-cell>
          <table:table-cell office:value-type="float" office:value="13020">
            <text:p>13020</text:p>
          </table:table-cell>
          <table:table-cell table:formula="oooc:=[.D11]-[.D10]" office:value-type="float" office:value="69">
            <text:p>69</text:p>
          </table:table-cell>
          <table:table-cell table:formula="oooc:=[.D11]/[.C11]" office:value-type="float" office:value="48.7640449438202">
            <text:p>48.76</text:p>
          </table:table-cell>
          <table:table-cell office:value-type="string">
            <text:p>More format crap</text:p>
          </table:table-cell>
          <table:table-cell table:number-columns-repeated="2"/>
        </table:table-row>
        <table:table-row table:style-name="ro1">
          <table:table-cell office:value-type="date" office:date-value="2008-10-29">
            <text:p>10/29/08</text:p>
          </table:table-cell>
          <table:table-cell office:value-type="float" office:value="0.5">
            <text:p>0.5</text:p>
          </table:table-cell>
          <table:table-cell table:formula="oooc:=[.C11]+[.B12]" office:value-type="float" office:value="267.5">
            <text:p>267.5</text:p>
          </table:table-cell>
          <table:table-cell office:value-type="float" office:value="13028">
            <text:p>13028</text:p>
          </table:table-cell>
          <table:table-cell table:formula="oooc:=[.D12]-[.D11]" office:value-type="float" office:value="8">
            <text:p>8</text:p>
          </table:table-cell>
          <table:table-cell table:formula="oooc:=[.D12]/[.C12]" office:value-type="float" office:value="48.7028037383178">
            <text:p>48.7</text:p>
          </table:table-cell>
          <table:table-cell table:number-columns-repeated="3"/>
        </table:table-row>
        <table:table-row table:style-name="ro1">
          <table:table-cell office:value-type="date" office:date-value="2008-10-31">
            <text:p>10/31/08</text:p>
          </table:table-cell>
          <table:table-cell office:value-type="float" office:value="2.75">
            <text:p>2.75</text:p>
          </table:table-cell>
          <table:table-cell table:formula="oooc:=[.C12]+[.B13]" office:value-type="float" office:value="270.25">
            <text:p>270.25</text:p>
          </table:table-cell>
          <table:table-cell office:value-type="float" office:value="13286">
            <text:p>13286</text:p>
          </table:table-cell>
          <table:table-cell table:formula="oooc:=[.D13]-[.D12]" office:value-type="float" office:value="258">
            <text:p>258</text:p>
          </table:table-cell>
          <table:table-cell table:formula="oooc:=[.D13]/[.C13]" office:value-type="float" office:value="49.1618871415356">
            <text:p>49.16</text:p>
          </table:table-cell>
          <table:table-cell office:value-type="string">
            <text:p>Format Crap COMPLETE</text:p>
          </table:table-cell>
          <table:table-cell table:number-columns-repeated="2"/>
        </table:table-row>
      </table:table>
      <table:table table:name="September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315.25">
            <text:p>315.25</text:p>
          </table:table-cell>
          <table:table-cell table:formula="oooc:=[.D3]-[.E3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9-01">
            <text:p>09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244">
            <text:p>244</text:p>
          </table:table-cell>
          <table:table-cell table:formula="oooc:=[.E3]+[.C4]" office:value-type="float" office:value="316.25">
            <text:p>316.25</text:p>
          </table:table-cell>
          <table:table-cell table:formula="oooc:=[.D4]-[.E4]" office:value-type="float" office:value="-72.25">
            <text:p>-72.25</text:p>
          </table:table-cell>
          <table:table-cell office:value-type="float" office:value="12236">
            <text:p>12236</text:p>
          </table:table-cell>
          <table:table-cell table:formula="oooc:=[.G4]-[.G3]" office:value-type="float" office:value="1">
            <text:p>1</text:p>
          </table:table-cell>
          <table:table-cell table:formula="oooc:=([.G4]-1200)/[.D4]" office:value-type="float" office:value="45.2295081967213">
            <text:p>45.2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2">
            <text:p>09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44">
            <text:p>244</text:p>
          </table:table-cell>
          <table:table-cell table:formula="oooc:=[.E4]+[.C5]" office:value-type="float" office:value="317.25">
            <text:p>317.25</text:p>
          </table:table-cell>
          <table:table-cell table:formula="oooc:=[.D5]-[.E5]" office:value-type="float" office:value="-73.25">
            <text:p>-73.25</text:p>
          </table:table-cell>
          <table:table-cell office:value-type="float" office:value="12237">
            <text:p>12237</text:p>
          </table:table-cell>
          <table:table-cell table:formula="oooc:=[.G5]-[.G4]" office:value-type="float" office:value="1">
            <text:p>1</text:p>
          </table:table-cell>
          <table:table-cell table:formula="oooc:=([.G5]-1200)/[.D5]" office:value-type="float" office:value="45.2336065573771">
            <text:p>45.23</text:p>
          </table:table-cell>
          <table:table-cell office:value-type="string">
            <text:p>D&amp;D Night</text:p>
          </table:table-cell>
        </table:table-row>
        <table:table-row table:style-name="ro1">
          <table:table-cell office:value-type="date" office:date-value="2008-09-03">
            <text:p>09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5]+[.B6]" office:value-type="float" office:value="245.25">
            <text:p>245.25</text:p>
          </table:table-cell>
          <table:table-cell table:formula="oooc:=[.E5]+[.C6]" office:value-type="float" office:value="318.25">
            <text:p>318.25</text:p>
          </table:table-cell>
          <table:table-cell table:formula="oooc:=[.D6]-[.E6]" office:value-type="float" office:value="-73">
            <text:p>-73.00</text:p>
          </table:table-cell>
          <table:table-cell office:value-type="float" office:value="12238">
            <text:p>12238</text:p>
          </table:table-cell>
          <table:table-cell table:formula="oooc:=[.G6]-[.G5]" office:value-type="float" office:value="1">
            <text:p>1</text:p>
          </table:table-cell>
          <table:table-cell table:formula="oooc:=([.G6]-1200)/[.D6]" office:value-type="float" office:value="45.0071355759429">
            <text:p>45.01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4">
            <text:p>09/04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6.25">
            <text:p>246.25</text:p>
          </table:table-cell>
          <table:table-cell table:formula="oooc:=[.E6]+[.C7]" office:value-type="float" office:value="319.25">
            <text:p>319.25</text:p>
          </table:table-cell>
          <table:table-cell table:formula="oooc:=[.D7]-[.E7]" office:value-type="float" office:value="-73">
            <text:p>-73.00</text:p>
          </table:table-cell>
          <table:table-cell office:value-type="float" office:value="12239">
            <text:p>12239</text:p>
          </table:table-cell>
          <table:table-cell table:formula="oooc:=[.G7]-[.G6]" office:value-type="float" office:value="1">
            <text:p>1</text:p>
          </table:table-cell>
          <table:table-cell table:formula="oooc:=([.G7]-1200)/[.D7]" office:value-type="float" office:value="44.8284263959391">
            <text:p>44.8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5">
            <text:p>09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46.25">
            <text:p>246.25</text:p>
          </table:table-cell>
          <table:table-cell table:formula="oooc:=[.E7]+[.C8]" office:value-type="float" office:value="320.25">
            <text:p>320.25</text:p>
          </table:table-cell>
          <table:table-cell table:formula="oooc:=[.D8]-[.E8]" office:value-type="float" office:value="-74">
            <text:p>-74.00</text:p>
          </table:table-cell>
          <table:table-cell office:value-type="float" office:value="12240">
            <text:p>12240</text:p>
          </table:table-cell>
          <table:table-cell table:formula="oooc:=[.G8]-[.G7]" office:value-type="float" office:value="1">
            <text:p>1</text:p>
          </table:table-cell>
          <table:table-cell table:formula="oooc:=([.G8]-1200)/[.D8]" office:value-type="float" office:value="44.8324873096447">
            <text:p>44.83</text:p>
          </table:table-cell>
          <table:table-cell office:value-type="string">
            <text:p>Took day off</text:p>
          </table:table-cell>
        </table:table-row>
        <table:table-row table:style-name="ro1">
          <table:table-cell office:value-type="date" office:date-value="2008-09-06">
            <text:p>09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46.25">
            <text:p>246.25</text:p>
          </table:table-cell>
          <table:table-cell table:formula="oooc:=[.E8]+[.C9]" office:value-type="float" office:value="321.25">
            <text:p>321.25</text:p>
          </table:table-cell>
          <table:table-cell table:formula="oooc:=[.D9]-[.E9]" office:value-type="float" office:value="-75">
            <text:p>-75.00</text:p>
          </table:table-cell>
          <table:table-cell office:value-type="float" office:value="12589">
            <text:p>12589</text:p>
          </table:table-cell>
          <table:table-cell table:formula="oooc:=[.G9]-[.G8]" office:value-type="float" office:value="349">
            <text:p>349</text:p>
          </table:table-cell>
          <table:table-cell table:formula="oooc:=([.G9]-1200)/[.D9]" office:value-type="float" office:value="46.2497461928934">
            <text:p>46.25</text:p>
          </table:table-cell>
          <table:table-cell office:value-type="string">
            <text:p>To keep self sane, weekends are only 1h now</text:p>
          </table:table-cell>
        </table:table-row>
        <table:table-row table:style-name="ro1">
          <table:table-cell office:value-type="date" office:date-value="2008-09-07">
            <text:p>09/0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47.75">
            <text:p>247.75</text:p>
          </table:table-cell>
          <table:table-cell table:formula="oooc:=[.E9]+[.C10]" office:value-type="float" office:value="322.25">
            <text:p>322.25</text:p>
          </table:table-cell>
          <table:table-cell table:formula="oooc:=[.D10]-[.E10]" office:value-type="float" office:value="-74.5">
            <text:p>-74.50</text:p>
          </table:table-cell>
          <table:table-cell office:value-type="float" office:value="12628">
            <text:p>12628</text:p>
          </table:table-cell>
          <table:table-cell table:formula="oooc:=[.G10]-[.G9]" office:value-type="float" office:value="39">
            <text:p>39</text:p>
          </table:table-cell>
          <table:table-cell table:formula="oooc:=([.G10]-1200)/[.D10]" office:value-type="float" office:value="46.1271442986882">
            <text:p>46.13</text:p>
          </table:table-cell>
          <table:table-cell office:value-type="string">
            <text:p>Began Mass Distribution</text:p>
          </table:table-cell>
        </table:table-row>
        <table:table-row table:style-name="ro1">
          <table:table-cell office:value-type="date" office:date-value="2008-09-08">
            <text:p>09/08/08</text:p>
          </table:table-cell>
          <table:table-cell table:number-columns-repeated="2" office:value-type="float" office:value="1">
            <text:p>1</text:p>
          </table:table-cell>
          <table:table-cell table:formula="oooc:=[.D10]+[.B11]" office:value-type="float" office:value="248.75">
            <text:p>248.75</text:p>
          </table:table-cell>
          <table:table-cell table:formula="oooc:=[.E10]+[.C11]" office:value-type="float" office:value="323.25">
            <text:p>323.25</text:p>
          </table:table-cell>
          <table:table-cell table:formula="oooc:=[.D11]-[.E11]" office:value-type="float" office:value="-74.5">
            <text:p>-74.50</text:p>
          </table:table-cell>
          <table:table-cell office:value-type="float" office:value="12709">
            <text:p>12709</text:p>
          </table:table-cell>
          <table:table-cell table:formula="oooc:=[.G11]-[.G10]" office:value-type="float" office:value="81">
            <text:p>81</text:p>
          </table:table-cell>
          <table:table-cell table:formula="oooc:=([.G11]-1200)/[.D11]" office:value-type="float" office:value="46.2673366834171">
            <text:p>46.27</text:p>
          </table:table-cell>
          <table:table-cell office:value-type="string">
            <text:p>Planets, tagging</text:p>
          </table:table-cell>
        </table:table-row>
        <table:table-row table:style-name="ro1">
          <table:table-cell office:value-type="date" office:date-value="2008-09-09">
            <text:p>09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48.75">
            <text:p>248.75</text:p>
          </table:table-cell>
          <table:table-cell table:formula="oooc:=[.E11]+[.C12]" office:value-type="float" office:value="324.25">
            <text:p>324.25</text:p>
          </table:table-cell>
          <table:table-cell table:formula="oooc:=[.D12]-[.E12]" office:value-type="float" office:value="-75.5">
            <text:p>-75.50</text:p>
          </table:table-cell>
          <table:table-cell office:value-type="float" office:value="12710">
            <text:p>12710</text:p>
          </table:table-cell>
          <table:table-cell table:formula="oooc:=[.G12]-[.G11]" office:value-type="float" office:value="1">
            <text:p>1</text:p>
          </table:table-cell>
          <table:table-cell table:formula="oooc:=([.G12]-1200)/[.D12]" office:value-type="float" office:value="46.2713567839196">
            <text:p>46.27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0">
            <text:p>09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48.75">
            <text:p>248.75</text:p>
          </table:table-cell>
          <table:table-cell table:formula="oooc:=[.E12]+[.C13]" office:value-type="float" office:value="325.25">
            <text:p>325.25</text:p>
          </table:table-cell>
          <table:table-cell table:formula="oooc:=[.D13]-[.E13]" office:value-type="float" office:value="-76.5">
            <text:p>-76.50</text:p>
          </table:table-cell>
          <table:table-cell office:value-type="float" office:value="12711">
            <text:p>12711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46.2753768844221">
            <text:p>46.28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1">
            <text:p>09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48.75">
            <text:p>248.75</text:p>
          </table:table-cell>
          <table:table-cell table:formula="oooc:=[.E13]+[.C14]" office:value-type="float" office:value="326.25">
            <text:p>326.25</text:p>
          </table:table-cell>
          <table:table-cell table:formula="oooc:=[.D14]-[.E14]" office:value-type="float" office:value="-77.5">
            <text:p>-77.50</text:p>
          </table:table-cell>
          <table:table-cell office:value-type="float" office:value="12712">
            <text:p>12712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46.2793969849246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2">
            <text:p>09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48.75">
            <text:p>248.75</text:p>
          </table:table-cell>
          <table:table-cell table:formula="oooc:=[.E14]+[.C15]" office:value-type="float" office:value="327.25">
            <text:p>327.25</text:p>
          </table:table-cell>
          <table:table-cell table:formula="oooc:=[.D15]-[.E15]" office:value-type="float" office:value="-78.5">
            <text:p>-78.50</text:p>
          </table:table-cell>
          <table:table-cell office:value-type="float" office:value="12713">
            <text:p>12713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46.2834170854271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3">
            <text:p>09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48.75">
            <text:p>248.75</text:p>
          </table:table-cell>
          <table:table-cell table:formula="oooc:=[.E15]+[.C16]" office:value-type="float" office:value="328.25">
            <text:p>328.25</text:p>
          </table:table-cell>
          <table:table-cell table:formula="oooc:=[.D16]-[.E16]" office:value-type="float" office:value="-79.5">
            <text:p>-79.50</text:p>
          </table:table-cell>
          <table:table-cell office:value-type="float" office:value="12714">
            <text:p>12714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46.2874371859296">
            <text:p>46.29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4">
            <text:p>09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250.25">
            <text:p>250.25</text:p>
          </table:table-cell>
          <table:table-cell table:formula="oooc:=[.E16]+[.C17]" office:value-type="float" office:value="329.25">
            <text:p>329.25</text:p>
          </table:table-cell>
          <table:table-cell table:formula="oooc:=[.D17]-[.E17]" office:value-type="float" office:value="-79">
            <text:p>-79.00</text:p>
          </table:table-cell>
          <table:table-cell office:value-type="float" office:value="12823">
            <text:p>12823</text:p>
          </table:table-cell>
          <table:table-cell table:formula="oooc:=[.G17]-[.G16]" office:value-type="float" office:value="109">
            <text:p>109</text:p>
          </table:table-cell>
          <table:table-cell table:formula="oooc:=([.G17]-1200)/[.D17]" office:value-type="float" office:value="46.4455544455544">
            <text:p>46.45</text:p>
          </table:table-cell>
          <table:table-cell office:value-type="string">
            <text:p>Initial autotag work</text:p>
          </table:table-cell>
        </table:table-row>
        <table:table-row table:style-name="ro1">
          <table:table-cell office:value-type="date" office:date-value="2008-09-15">
            <text:p>09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252">
            <text:p>252</text:p>
          </table:table-cell>
          <table:table-cell table:formula="oooc:=[.E17]+[.C18]" office:value-type="float" office:value="330.25">
            <text:p>330.25</text:p>
          </table:table-cell>
          <table:table-cell table:formula="oooc:=[.D18]-[.E18]" office:value-type="float" office:value="-78.25">
            <text:p>-78.25</text:p>
          </table:table-cell>
          <table:table-cell office:value-type="float" office:value="12879">
            <text:p>12879</text:p>
          </table:table-cell>
          <table:table-cell table:formula="oooc:=[.G18]-[.G17]" office:value-type="float" office:value="56">
            <text:p>56</text:p>
          </table:table-cell>
          <table:table-cell table:formula="oooc:=([.G18]-1200)/[.D18]" office:value-type="float" office:value="46.3452380952381">
            <text:p>46.35</text:p>
          </table:table-cell>
          <table:table-cell office:value-type="string">
            <text:p>#152 – autotags!</text:p>
          </table:table-cell>
        </table:table-row>
        <table:table-row table:style-name="ro1">
          <table:table-cell office:value-type="date" office:date-value="2008-09-16">
            <text:p>09/16/08</text:p>
          </table:table-cell>
          <table:table-cell/>
          <table:table-cell office:value-type="float" office:value="1">
            <text:p>1</text:p>
          </table:table-cell>
          <table:table-cell table:formula="oooc:=[.D18]+[.B19]" office:value-type="float" office:value="252">
            <text:p>252</text:p>
          </table:table-cell>
          <table:table-cell table:formula="oooc:=[.E18]+[.C19]" office:value-type="float" office:value="331.25">
            <text:p>331.25</text:p>
          </table:table-cell>
          <table:table-cell table:formula="oooc:=[.D19]-[.E19]" office:value-type="float" office:value="-79.25">
            <text:p>-79.25</text:p>
          </table:table-cell>
          <table:table-cell office:value-type="float" office:value="12880">
            <text:p>12880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6.3492063492063">
            <text:p>46.35</text:p>
          </table:table-cell>
          <table:table-cell/>
        </table:table-row>
        <table:table-row table:style-name="ro1">
          <table:table-cell office:value-type="date" office:date-value="2008-09-17">
            <text:p>09/17/08</text:p>
          </table:table-cell>
          <table:table-cell/>
          <table:table-cell office:value-type="float" office:value="1">
            <text:p>1</text:p>
          </table:table-cell>
          <table:table-cell table:formula="oooc:=[.D19]+[.B20]" office:value-type="float" office:value="252">
            <text:p>252</text:p>
          </table:table-cell>
          <table:table-cell table:formula="oooc:=[.E19]+[.C20]" office:value-type="float" office:value="332.25">
            <text:p>332.25</text:p>
          </table:table-cell>
          <table:table-cell table:formula="oooc:=[.D20]-[.E20]" office:value-type="float" office:value="-80.25">
            <text:p>-80.25</text:p>
          </table:table-cell>
          <table:table-cell office:value-type="float" office:value="12881">
            <text:p>12881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6.3531746031746">
            <text:p>46.35</text:p>
          </table:table-cell>
          <table:table-cell/>
        </table:table-row>
        <table:table-row table:style-name="ro1">
          <table:table-cell office:value-type="date" office:date-value="2008-09-18">
            <text:p>09/18/08</text:p>
          </table:table-cell>
          <table:table-cell/>
          <table:table-cell office:value-type="float" office:value="1">
            <text:p>1</text:p>
          </table:table-cell>
          <table:table-cell table:formula="oooc:=[.D20]+[.B21]" office:value-type="float" office:value="252">
            <text:p>252</text:p>
          </table:table-cell>
          <table:table-cell table:formula="oooc:=[.E20]+[.C21]" office:value-type="float" office:value="333.25">
            <text:p>333.25</text:p>
          </table:table-cell>
          <table:table-cell table:formula="oooc:=[.D21]-[.E21]" office:value-type="float" office:value="-81.25">
            <text:p>-81.25</text:p>
          </table:table-cell>
          <table:table-cell office:value-type="float" office:value="12882">
            <text:p>12882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6.3571428571429">
            <text:p>46.36</text:p>
          </table:table-cell>
          <table:table-cell/>
        </table:table-row>
        <table:table-row table:style-name="ro1">
          <table:table-cell office:value-type="date" office:date-value="2008-09-19">
            <text:p>09/19/08</text:p>
          </table:table-cell>
          <table:table-cell/>
          <table:table-cell office:value-type="float" office:value="1">
            <text:p>1</text:p>
          </table:table-cell>
          <table:table-cell table:formula="oooc:=[.D21]+[.B22]" office:value-type="float" office:value="252">
            <text:p>252</text:p>
          </table:table-cell>
          <table:table-cell table:formula="oooc:=[.E21]+[.C22]" office:value-type="float" office:value="334.25">
            <text:p>334.25</text:p>
          </table:table-cell>
          <table:table-cell table:formula="oooc:=[.D22]-[.E22]" office:value-type="float" office:value="-82.25">
            <text:p>-82.25</text:p>
          </table:table-cell>
          <table:table-cell office:value-type="float" office:value="12883">
            <text:p>12883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46.3611111111111">
            <text:p>46.36</text:p>
          </table:table-cell>
          <table:table-cell/>
        </table:table-row>
        <table:table-row table:style-name="ro1">
          <table:table-cell office:value-type="date" office:date-value="2008-09-20">
            <text:p>09/20/08</text:p>
          </table:table-cell>
          <table:table-cell/>
          <table:table-cell office:value-type="float" office:value="1">
            <text:p>1</text:p>
          </table:table-cell>
          <table:table-cell table:formula="oooc:=[.D22]+[.B23]" office:value-type="float" office:value="252">
            <text:p>252</text:p>
          </table:table-cell>
          <table:table-cell table:formula="oooc:=[.E22]+[.C23]" office:value-type="float" office:value="335.25">
            <text:p>335.25</text:p>
          </table:table-cell>
          <table:table-cell table:formula="oooc:=[.D23]-[.E23]" office:value-type="float" office:value="-83.25">
            <text:p>-83.25</text:p>
          </table:table-cell>
          <table:table-cell office:value-type="float" office:value="12884">
            <text:p>12884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46.3650793650794">
            <text:p>46.37</text:p>
          </table:table-cell>
          <table:table-cell/>
        </table:table-row>
        <table:table-row table:style-name="ro1">
          <table:table-cell office:value-type="date" office:date-value="2008-09-21">
            <text:p>09/21/08</text:p>
          </table:table-cell>
          <table:table-cell/>
          <table:table-cell office:value-type="float" office:value="1">
            <text:p>1</text:p>
          </table:table-cell>
          <table:table-cell table:formula="oooc:=[.D23]+[.B24]" office:value-type="float" office:value="252">
            <text:p>252</text:p>
          </table:table-cell>
          <table:table-cell table:formula="oooc:=[.E23]+[.C24]" office:value-type="float" office:value="336.25">
            <text:p>336.25</text:p>
          </table:table-cell>
          <table:table-cell table:formula="oooc:=[.D24]-[.E24]" office:value-type="float" office:value="-84.25">
            <text:p>-84.25</text:p>
          </table:table-cell>
          <table:table-cell office:value-type="float" office:value="12885">
            <text:p>1288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6.3690476190476">
            <text:p>46.37</text:p>
          </table:table-cell>
          <table:table-cell/>
        </table:table-row>
        <table:table-row table:style-name="ro1">
          <table:table-cell office:value-type="date" office:date-value="2008-09-22">
            <text:p>09/22/08</text:p>
          </table:table-cell>
          <table:table-cell/>
          <table:table-cell office:value-type="float" office:value="1">
            <text:p>1</text:p>
          </table:table-cell>
          <table:table-cell table:formula="oooc:=[.D24]+[.B25]" office:value-type="float" office:value="252">
            <text:p>252</text:p>
          </table:table-cell>
          <table:table-cell table:formula="oooc:=[.E24]+[.C25]" office:value-type="float" office:value="337.25">
            <text:p>337.25</text:p>
          </table:table-cell>
          <table:table-cell table:formula="oooc:=[.D25]-[.E25]" office:value-type="float" office:value="-85.25">
            <text:p>-85.25</text:p>
          </table:table-cell>
          <table:table-cell office:value-type="float" office:value="12886">
            <text:p>1288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6.3730158730159">
            <text:p>46.37</text:p>
          </table:table-cell>
          <table:table-cell/>
        </table:table-row>
        <table:table-row table:style-name="ro1">
          <table:table-cell office:value-type="date" office:date-value="2008-09-23">
            <text:p>09/23/08</text:p>
          </table:table-cell>
          <table:table-cell/>
          <table:table-cell office:value-type="float" office:value="1">
            <text:p>1</text:p>
          </table:table-cell>
          <table:table-cell table:formula="oooc:=[.D25]+[.B26]" office:value-type="float" office:value="252">
            <text:p>252</text:p>
          </table:table-cell>
          <table:table-cell table:formula="oooc:=[.E25]+[.C26]" office:value-type="float" office:value="338.25">
            <text:p>338.25</text:p>
          </table:table-cell>
          <table:table-cell table:formula="oooc:=[.D26]-[.E26]" office:value-type="float" office:value="-86.25">
            <text:p>-86.25</text:p>
          </table:table-cell>
          <table:table-cell office:value-type="float" office:value="12887">
            <text:p>1288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6.3769841269841">
            <text:p>46.38</text:p>
          </table:table-cell>
          <table:table-cell/>
        </table:table-row>
        <table:table-row table:style-name="ro1">
          <table:table-cell office:value-type="date" office:date-value="2008-09-24">
            <text:p>09/24/08</text:p>
          </table:table-cell>
          <table:table-cell/>
          <table:table-cell office:value-type="float" office:value="1">
            <text:p>1</text:p>
          </table:table-cell>
          <table:table-cell table:formula="oooc:=[.D26]+[.B27]" office:value-type="float" office:value="252">
            <text:p>252</text:p>
          </table:table-cell>
          <table:table-cell table:formula="oooc:=[.E26]+[.C27]" office:value-type="float" office:value="339.25">
            <text:p>339.25</text:p>
          </table:table-cell>
          <table:table-cell table:formula="oooc:=[.D27]-[.E27]" office:value-type="float" office:value="-87.25">
            <text:p>-87.25</text:p>
          </table:table-cell>
          <table:table-cell office:value-type="float" office:value="12888">
            <text:p>1288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6.3809523809524">
            <text:p>46.38</text:p>
          </table:table-cell>
          <table:table-cell/>
        </table:table-row>
        <table:table-row table:style-name="ro1">
          <table:table-cell office:value-type="date" office:date-value="2008-09-25">
            <text:p>09/25/08</text:p>
          </table:table-cell>
          <table:table-cell/>
          <table:table-cell office:value-type="float" office:value="1">
            <text:p>1</text:p>
          </table:table-cell>
          <table:table-cell table:formula="oooc:=[.D27]+[.B28]" office:value-type="float" office:value="252">
            <text:p>252</text:p>
          </table:table-cell>
          <table:table-cell table:formula="oooc:=[.E27]+[.C28]" office:value-type="float" office:value="340.25">
            <text:p>340.25</text:p>
          </table:table-cell>
          <table:table-cell table:formula="oooc:=[.D28]-[.E28]" office:value-type="float" office:value="-88.25">
            <text:p>-88.25</text:p>
          </table:table-cell>
          <table:table-cell office:value-type="float" office:value="12889">
            <text:p>1288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6.3849206349206">
            <text:p>46.38</text:p>
          </table:table-cell>
          <table:table-cell/>
        </table:table-row>
        <table:table-row table:style-name="ro1">
          <table:table-cell office:value-type="date" office:date-value="2008-09-26">
            <text:p>09/26/08</text:p>
          </table:table-cell>
          <table:table-cell/>
          <table:table-cell office:value-type="float" office:value="1">
            <text:p>1</text:p>
          </table:table-cell>
          <table:table-cell table:formula="oooc:=[.D28]+[.B29]" office:value-type="float" office:value="252">
            <text:p>252</text:p>
          </table:table-cell>
          <table:table-cell table:formula="oooc:=[.E28]+[.C29]" office:value-type="float" office:value="341.25">
            <text:p>341.25</text:p>
          </table:table-cell>
          <table:table-cell table:formula="oooc:=[.D29]-[.E29]" office:value-type="float" office:value="-89.25">
            <text:p>-89.25</text:p>
          </table:table-cell>
          <table:table-cell office:value-type="float" office:value="12890">
            <text:p>1289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6.3888888888889">
            <text:p>46.39</text:p>
          </table:table-cell>
          <table:table-cell/>
        </table:table-row>
        <table:table-row table:style-name="ro1">
          <table:table-cell office:value-type="date" office:date-value="2008-09-27">
            <text:p>09/27/08</text:p>
          </table:table-cell>
          <table:table-cell/>
          <table:table-cell office:value-type="float" office:value="1">
            <text:p>1</text:p>
          </table:table-cell>
          <table:table-cell table:formula="oooc:=[.D29]+[.B30]" office:value-type="float" office:value="252">
            <text:p>252</text:p>
          </table:table-cell>
          <table:table-cell table:formula="oooc:=[.E29]+[.C30]" office:value-type="float" office:value="342.25">
            <text:p>342.25</text:p>
          </table:table-cell>
          <table:table-cell table:formula="oooc:=[.D30]-[.E30]" office:value-type="float" office:value="-90.25">
            <text:p>-90.25</text:p>
          </table:table-cell>
          <table:table-cell office:value-type="float" office:value="12891">
            <text:p>1289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3928571428571">
            <text:p>46.39</text:p>
          </table:table-cell>
          <table:table-cell/>
        </table:table-row>
        <table:table-row table:style-name="ro1">
          <table:table-cell office:value-type="date" office:date-value="2008-09-28">
            <text:p>09/28/08</text:p>
          </table:table-cell>
          <table:table-cell/>
          <table:table-cell office:value-type="float" office:value="1">
            <text:p>1</text:p>
          </table:table-cell>
          <table:table-cell table:formula="oooc:=[.D30]+[.B31]" office:value-type="float" office:value="252">
            <text:p>252</text:p>
          </table:table-cell>
          <table:table-cell table:formula="oooc:=[.E30]+[.C31]" office:value-type="float" office:value="343.25">
            <text:p>343.25</text:p>
          </table:table-cell>
          <table:table-cell table:formula="oooc:=[.D31]-[.E31]" office:value-type="float" office:value="-91.25">
            <text:p>-91.25</text:p>
          </table:table-cell>
          <table:table-cell office:value-type="float" office:value="12892">
            <text:p>1289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6.3968253968254">
            <text:p>46.4</text:p>
          </table:table-cell>
          <table:table-cell/>
        </table:table-row>
        <table:table-row table:style-name="ro1">
          <table:table-cell office:value-type="date" office:date-value="2008-09-29">
            <text:p>09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253">
            <text:p>253</text:p>
          </table:table-cell>
          <table:table-cell table:formula="oooc:=[.E31]+[.C32]" office:value-type="float" office:value="344.25">
            <text:p>344.25</text:p>
          </table:table-cell>
          <table:table-cell table:formula="oooc:=[.D32]-[.E32]" office:value-type="float" office:value="-91.25">
            <text:p>-91.25</text:p>
          </table:table-cell>
          <table:table-cell office:value-type="float" office:value="12940">
            <text:p>12940</text:p>
          </table:table-cell>
          <table:table-cell table:formula="oooc:=[.G32]-[.G31]" office:value-type="float" office:value="48">
            <text:p>48</text:p>
          </table:table-cell>
          <table:table-cell table:formula="oooc:=([.G32]-1200)/[.D32]" office:value-type="float" office:value="46.403162055336">
            <text:p>46.4</text:p>
          </table:table-cell>
          <table:table-cell office:value-type="string">
            <text:p>More planet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 table:number-columns-repeated="2"/>
          <table:table-cell table:formula="oooc:=[.D32]+[.B33]" office:value-type="float" office:value="253">
            <text:p>253</text:p>
          </table:table-cell>
          <table:table-cell table:formula="oooc:=[.E32]+[.C33]" office:value-type="float" office:value="344.25">
            <text:p>344.25</text:p>
          </table:table-cell>
          <table:table-cell table:formula="oooc:=[.D33]-[.E33]" office:value-type="float" office:value="-91.25">
            <text:p>-91.25</text:p>
          </table:table-cell>
          <table:table-cell office:value-type="float" office:value="12941">
            <text:p>12941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6.4071146245059">
            <text:p>46.4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7235">
            <text:p>7235</text:p>
          </table:table-cell>
          <table:table-cell table:style-name="Default" table:formula="oooc:=[.D33]/[.J37]" office:value-type="float" office:value="0.76069595578559">
            <text:p>0.76</text:p>
          </table:table-cell>
          <table:table-cell table:formula="oooc:=[.E37]/[.I33]" office:value-type="float" office:value="155.902819180649">
            <text:p>155.9</text:p>
          </table:table-cell>
          <table:table-cell table:style-name="ce1" table:formula="oooc:=TODAY()+([.G37]/[.F37])" office:value-type="date" office:date-value="2009-07-01T22:44:33.629589">
            <text:p>07/01/09</text:p>
          </table:table-cell>
          <table:table-cell/>
          <table:table-cell table:style-name="ce3" table:formula="oooc:=DAYS(NOW();[January.A4])" office:value-type="float" office:value="332.590173611112">
            <text:p>332.59</text:p>
          </table:table-cell>
        </table:table-row>
      </table:table>
      <table:table table:name="August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4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1">
            <text:p>08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2">
            <text:p>08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3">
            <text:p>08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4">
            <text:p>08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5">
            <text:p>08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6">
            <text:p>08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7">
            <text:p>08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8">
            <text:p>08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9">
            <text:p>08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0">
            <text:p>08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1">
            <text:p>08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2">
            <text:p>08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3">
            <text:p>08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4">
            <text:p>08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5">
            <text:p>08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6">
            <text:p>08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8-17">
            <text:p>08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8-18">
            <text:p>08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8-19">
            <text:p>08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0">
            <text:p>08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1">
            <text:p>08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2">
            <text:p>08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3">
            <text:p>08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4">
            <text:p>08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8-25">
            <text:p>08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8-26">
            <text:p>08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8-27">
            <text:p>08/27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9]+[.B30]" office:value-type="float" office:value="235">
            <text:p>235</text:p>
          </table:table-cell>
          <table:table-cell table:formula="oooc:=[.E29]+[.C30]" office:value-type="float" office:value="309.25">
            <text:p>309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669">
            <text:p>11669</text:p>
          </table:table-cell>
          <table:table-cell table:formula="oooc:=[.G30]-[.G29]" office:value-type="float" office:value="7">
            <text:p>7</text:p>
          </table:table-cell>
          <table:table-cell table:formula="oooc:=([.G30]-1200)/[.D30]" office:value-type="float" office:value="44.5489361702128">
            <text:p>44.55</text:p>
          </table:table-cell>
          <table:table-cell office:value-type="string">
            <text:p>Deployed the tutorial!</text:p>
          </table:table-cell>
        </table:table-row>
        <table:table-row table:style-name="ro1">
          <table:table-cell office:value-type="date" office:date-value="2008-08-28">
            <text:p>08/28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0]+[.B31]" office:value-type="float" office:value="237.5">
            <text:p>237.5</text:p>
          </table:table-cell>
          <table:table-cell table:formula="oooc:=[.E30]+[.C31]" office:value-type="float" office:value="310.25">
            <text:p>310.25</text:p>
          </table:table-cell>
          <table:table-cell table:formula="oooc:=[.D31]-[.E31]" office:value-type="float" office:value="-72.75">
            <text:p>-72.75</text:p>
          </table:table-cell>
          <table:table-cell office:value-type="float" office:value="11889">
            <text:p>11889</text:p>
          </table:table-cell>
          <table:table-cell table:formula="oooc:=[.G31]-[.G30]" office:value-type="float" office:value="220">
            <text:p>220</text:p>
          </table:table-cell>
          <table:table-cell table:formula="oooc:=([.G31]-1200)/[.D31]" office:value-type="float" office:value="45.0063157894737">
            <text:p>45.0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8-29">
            <text:p>08/2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1]+[.B32]" office:value-type="float" office:value="239">
            <text:p>239</text:p>
          </table:table-cell>
          <table:table-cell table:formula="oooc:=[.E31]+[.C32]" office:value-type="float" office:value="311.25">
            <text:p>311.25</text:p>
          </table:table-cell>
          <table:table-cell table:formula="oooc:=[.D32]-[.E32]" office:value-type="float" office:value="-72.25">
            <text:p>-72.25</text:p>
          </table:table-cell>
          <table:table-cell office:value-type="float" office:value="11883">
            <text:p>11883</text:p>
          </table:table-cell>
          <table:table-cell table:formula="oooc:=[.G32]-[.G31]" office:value-type="float" office:value="-6">
            <text:p>-6</text:p>
          </table:table-cell>
          <table:table-cell table:formula="oooc:=([.G32]-1200)/[.D32]" office:value-type="float" office:value="44.6987447698745">
            <text:p>44.7</text:p>
          </table:table-cell>
          <table:table-cell office:value-type="string">
            <text:p>Re-report to new-style events</text:p>
          </table:table-cell>
        </table:table-row>
        <table:table-row table:style-name="ro1">
          <table:table-cell office:value-type="date" office:date-value="2008-08-30">
            <text:p>08/30/08</text:p>
          </table:table-cell>
          <table:table-cell table:number-columns-repeated="2" office:value-type="float" office:value="2">
            <text:p>2</text:p>
          </table:table-cell>
          <table:table-cell table:formula="oooc:=[.D32]+[.B33]" office:value-type="float" office:value="241">
            <text:p>241</text:p>
          </table:table-cell>
          <table:table-cell table:formula="oooc:=[.E32]+[.C33]" office:value-type="float" office:value="313.25">
            <text:p>313.25</text:p>
          </table:table-cell>
          <table:table-cell table:formula="oooc:=[.D33]-[.E33]" office:value-type="float" office:value="-72.25">
            <text:p>-72.25</text:p>
          </table:table-cell>
          <table:table-cell office:value-type="float" office:value="11954">
            <text:p>11954</text:p>
          </table:table-cell>
          <table:table-cell table:formula="oooc:=[.G33]-[.G32]" office:value-type="float" office:value="71">
            <text:p>71</text:p>
          </table:table-cell>
          <table:table-cell table:formula="oooc:=([.G33]-1200)/[.D33]" office:value-type="float" office:value="44.6224066390041">
            <text:p>44.62</text:p>
          </table:table-cell>
          <table:table-cell office:value-type="string">
            <text:p>Player can name themselves</text:p>
          </table:table-cell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table:formula="oooc:=[.D33]+[.B34]" office:value-type="float" office:value="243">
            <text:p>243</text:p>
          </table:table-cell>
          <table:table-cell table:formula="oooc:=[.E33]+[.C34]" office:value-type="float" office:value="315.25">
            <text:p>315.25</text:p>
          </table:table-cell>
          <table:table-cell table:formula="oooc:=[.D34]-[.E34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4]-[.G33]" office:value-type="float" office:value="281">
            <text:p>281</text:p>
          </table:table-cell>
          <table:table-cell table:formula="oooc:=([.G34]-1200)/[.D34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222">
            <text:p>8222</text:p>
          </table:table-cell>
          <table:table-cell table:style-name="Default" table:formula="oooc:=[.D33]/[.J37]" office:value-type="float" office:value="0.724615515194969">
            <text:p>0.72</text:p>
          </table:table-cell>
          <table:table-cell table:formula="oooc:=[.E37]/[.I33]" office:value-type="float" office:value="184.257206620792">
            <text:p>184.26</text:p>
          </table:table-cell>
          <table:table-cell table:style-name="ce1" table:formula="oooc:=TODAY()+([.G37]/[.F37])" office:value-type="date" office:date-value="2009-08-20T06:47:07.301655">
            <text:p>08/20/09</text:p>
          </table:table-cell>
          <table:table-cell/>
          <table:table-cell table:style-name="ce3" table:formula="oooc:=DAYS(NOW();[January.A4])" office:value-type="float" office:value="332.590173611112">
            <text:p>332.59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ce4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658468040778831">
            <text:p>0.66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10-08T08:47:20.400242">
            <text:p>10/08/09</text:p>
          </table:table-cell>
          <table:table-cell/>
          <table:table-cell table:style-name="ce3" table:formula="oooc:=DAYS(NOW();[January.A4])" office:value-type="float" office:value="332.590173611112">
            <text:p>332.59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587058835443227">
            <text:p>0.59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11-29T19:22:59.900523">
            <text:p>11/29/09</text:p>
          </table:table-cell>
          <table:table-cell/>
          <table:table-cell table:style-name="ce3" table:formula="oooc:=DAYS(NOW();[January.A4])" office:value-type="float" office:value="332.590173611112">
            <text:p>332.59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444240424772019">
            <text:p>0.44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9-18T23:01:19.554402">
            <text:p>09/18/09</text:p>
          </table:table-cell>
          <table:table-cell/>
          <table:table-cell table:style-name="ce3" table:formula="oooc:=DAYS(NOW();[January.A4])" office:value-type="float" office:value="332.590173611112">
            <text:p>332.59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ce4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12-09T14:09:51">
            <text:p>12/09/08</text:p>
          </table:table-cell>
          <table:table-cell table:formula="oooc:=DAYS(NOW();1/1/8)" office:value-type="float" office:value="39791.4651736111">
            <text:p>39791.47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5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287891848879329">
            <text:p>0.29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10-08-12T21:57:21.301001">
            <text:p>08/12/10</text:p>
          </table:table-cell>
          <table:table-cell/>
          <table:table-cell table:style-name="ce3" table:formula="oooc:=DAYS(NOW();[January.A4])" office:value-type="float" office:value="332.590173611112">
            <text:p>332.59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5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5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ce4"/>
        <table:table-column table:style-name="co1" table:number-columns-repeated="2" table:default-cell-style-name="Default"/>
        <table:table-column table:style-name="co6" table:default-cell-style-name="Default"/>
        <table:table-column table:style-name="co20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number:number-style style:name="N124P0" style:volatile="true">
      <style:text-properties fo:color="#0000ff"/>
      <number:text>+</number:text>
      <number:number number:decimal-places="2" number:min-integer-digits="1"/>
    </number:number-style>
    <number:number-style style:name="N124">
      <style:text-properties fo:color="#ff0000"/>
      <number:text>-</number:text>
      <number:number number:decimal-places="2" number:min-integer-digits="1"/>
      <style:map style:condition="value()&gt;=0" style:apply-style-name="N124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9">12/09/2008</text:date>, <text:time>14:0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creator>Roger Ostrander</dc:creator>
    <dc:date>2008-12-09T14:09:51</dc:date>
    <meta:editing-cycles>231</meta:editing-cycles>
    <meta:editing-duration>P18DT12H40M42S</meta:editing-duration>
    <meta:user-defined meta:name="Info 1"/>
    <meta:user-defined meta:name="Info 2"/>
    <meta:user-defined meta:name="Info 3"/>
    <meta:user-defined meta:name="Info 4"/>
    <meta:document-statistic meta:table-count="12" meta:cell-count="3355"/>
  </office:meta>
</office:document-meta>
</file>